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" svg:font-family="&quot;Times New Roman&quot;"/>
    <style:font-face style:name="細明體" svg:font-family="細明體"/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ext-properties fo:color="#FF0000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5" style:family="table-cell" style:parent-style-name="Default" style:data-style-name="N0">
      <style:table-cell-properties style:vertical-align="automatic"/>
    </style:style>
    <style:style style:name="ce6" style:family="table-cell" style:parent-style-name="Default" style:data-style-name="N0">
      <style:table-cell-properties style:vertical-align="middle"/>
      <style:text-properties style:font-name="新細明體" style:font-name-asian="新細明體" style:font-name-complex="新細明體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FF0000"/>
    </style:style>
    <style:style style:name="ce9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fo:color="#FF0000" style:font-name="細明體" style:font-name-asian="細明體" style:font-name-complex="細明體" style:font-family-generic="modern"/>
    </style:style>
    <style:style style:name="ce10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1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12" style:family="table-cell" style:parent-style-name="Default" style:data-style-name="N0">
      <style:table-cell-properties style:vertical-align="middle"/>
    </style:style>
    <style:style style:name="ce13" style:family="table-cell" style:parent-style-name="_19968__33324__Book3" style:data-style-name="N48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4" style:family="table-cell" style:parent-style-name="_19968__33324__92.10_22806__31821__33287__22823__38520__37197__20598__35657__20214__21029__21450__22283__31821__21029_" style:data-style-name="N49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style:font-name="新細明體" style:font-name-asian="新細明體" style:font-name-complex="新細明體"/>
    </style:style>
    <style:style style:name="ce15" style:family="table-cell" style:parent-style-name="_19968__33324__Book3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6" style:family="table-cell" style:parent-style-name="Default" style:data-style-name="N0">
      <style:table-cell-properties fo:border-top="none" fo:border-bottom="thin solid #000000" fo:border-left="none" fo:border-right="thin solid #000000" style:vertical-align="middle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" style:family="table-cell" style:parent-style-name="_19968__33324__Book3" style:data-style-name="N48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8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19" style:family="table-cell" style:parent-style-name="_19968__33324__Book3" style:data-style-name="N48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2" style:family="table-cell" style:parent-style-name="_19968__33324__Book3" style:data-style-name="N48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/>
    </style:style>
    <style:style style:name="ce23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/>
    </style:style>
    <style:style style:name="ce24" style:family="table-cell" style:parent-style-name="_19968__33324__Book3" style:data-style-name="N48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_19968__33324__Book3" style:data-style-name="N48">
      <style:table-cell-properties fo:border-top="thin solid #000000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27" style:family="table-cell" style:parent-style-name="_19968__33324__92.10_22806__31821__33287__22823__38520__37197__20598__35657__20214__21029__21450__22283__31821__21029_" style:data-style-name="N49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/>
    </style:style>
    <style:style style:name="ce28" style:family="table-cell" style:parent-style-name="_19968__33324__Book3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/>
    </style:style>
    <style:style style:name="ce29" style:family="table-cell" style:parent-style-name="_21315__20998__20301__91_0_93_" style:data-style-name="N5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31" style:family="table-cell" style:parent-style-name="_19968__33324__Book2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2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3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3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35" style:family="table-cell" style:parent-style-name="_21315__20998__20301__91_0_93_" style:data-style-name="N50">
      <style:table-cell-properties fo:border-top="none" fo:border-bottom="thin solid #000000" fo:border-left="none" fo:border-right="none" style:vertical-align="middle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36" style:family="table-cell" style:parent-style-name="_21315__20998__20301__91_0_93_" style:data-style-name="N5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3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3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39" style:family="table-cell" style:parent-style-name="Default" style:data-style-name="N0">
      <style:table-cell-properties style:vertical-align="automatic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40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41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4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3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48" style:family="table-cell" style:parent-style-name="_21315__20998__20301__91_0_93_" style:data-style-name="N50">
      <style:table-cell-properties fo:border-top="thin solid #000000" fo:border-bottom="thin solid #000000" fo:border-left="thin solid #000000" fo:border-right="none" style:vertical-align="middle" style:cell-protect="none" style:repeat-content="false"/>
      <style:paragraph-properties fo:text-align="center"/>
    </style:style>
    <style:style style:name="ce49" style:family="table-cell" style:parent-style-name="_21315__20998__20301__91_0_93_" style:data-style-name="N50">
      <style:table-cell-properties fo:border-top="thin solid #000000" fo:border-bottom="thin solid #000000" fo:border-left="none" fo:border-right="none" style:vertical-align="middle" style:cell-protect="none" style:repeat-content="false"/>
      <style:paragraph-properties fo:text-align="center"/>
    </style:style>
    <style:style style:name="ce5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5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52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5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5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5" style:family="table-cell" style:parent-style-name="_21315__20998__20301__91_0_93_" style:data-style-name="N50">
      <style:table-cell-properties fo:border="thin solid #000000" style:vertical-align="middle" style:cell-protect="none" style:repeat-content="false"/>
      <style:paragraph-properties fo:text-align="center"/>
    </style:style>
    <style:style style:name="ce5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143125cm"/>
    </style:style>
    <style:style style:name="co2" style:family="table-column">
      <style:table-column-properties fo:break-before="auto" style:column-width="2.80458333333333cm"/>
    </style:style>
    <style:style style:name="co3" style:family="table-column">
      <style:table-column-properties fo:break-before="auto" style:column-width="2.83104166666667cm"/>
    </style:style>
    <style:style style:name="co4" style:family="table-column">
      <style:table-column-properties fo:break-before="auto" style:column-width="2.56645833333333cm"/>
    </style:style>
    <style:style style:name="co5" style:family="table-column">
      <style:table-column-properties fo:break-before="auto" style:column-width="2.03729166666667cm"/>
    </style:style>
    <style:style style:name="co6" style:family="table-column">
      <style:table-column-properties fo:break-before="auto" style:column-width="1.24354166666667cm"/>
    </style:style>
    <style:style style:name="co7" style:family="table-column">
      <style:table-column-properties fo:break-before="auto" style:column-width="2.48708333333333cm"/>
    </style:style>
    <style:style style:name="co8" style:family="table-column">
      <style:table-column-properties fo:break-before="auto" style:column-width="1.508125cm"/>
    </style:style>
    <style:style style:name="co9" style:family="table-column">
      <style:table-column-properties fo:break-before="auto" style:column-width="2.51354166666667cm"/>
    </style:style>
    <style:style style:name="co10" style:family="table-column">
      <style:table-column-properties fo:break-before="auto" style:column-width="1.48166666666667cm"/>
    </style:style>
    <style:style style:name="co11" style:family="table-column">
      <style:table-column-properties fo:break-before="auto" style:column-width="2.778125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32833333333333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15pt" style:use-optimal-row-height="false" fo:break-before="auto"/>
    </style:style>
    <style:style style:name="ro3" style:family="table-row">
      <style:table-row-properties style:row-height="27.15pt" style:use-optimal-row-height="false" fo:break-before="auto"/>
    </style:style>
    <style:style style:name="ro4" style:family="table-row">
      <style:table-row-properties style:row-height="22.35pt" style:use-optimal-row-height="false" fo:break-before="auto"/>
    </style:style>
    <style:style style:name="ro5" style:family="table-row">
      <style:table-row-properties style:row-height="25.2pt" style:use-optimal-row-height="false" fo:break-before="auto"/>
    </style:style>
    <style:style style:name="ro6" style:family="table-row">
      <style:table-row-properties style:row-height="21pt" style:use-optimal-row-height="false" fo:break-before="auto"/>
    </style:style>
    <style:style style:name="ro7" style:family="table-row">
      <style:table-row-properties style:row-height="22.8pt" style:use-optimal-row-height="false" fo:break-before="auto"/>
    </style:style>
    <style:style style:name="ro8" style:family="table-row">
      <style:table-row-properties style:row-height="25.8pt" style:use-optimal-row-height="false" fo:break-before="auto"/>
    </style:style>
    <style:style style:name="ro9" style:family="table-row">
      <style:table-row-properties style:row-height="24.6pt" style:use-optimal-row-height="false" fo:break-before="auto"/>
    </style:style>
    <style:style style:name="ro10" style:family="table-row">
      <style:table-row-properties style:row-height="23.4pt" style:use-optimal-row-height="false" fo:break-before="auto"/>
    </style:style>
    <style:style style:name="ro11" style:family="table-row">
      <style:table-row-properties style:row-height="19.8pt" style:use-optimal-row-height="false" fo:break-before="auto"/>
    </style:style>
    <style:style style:name="ro12" style:family="table-row">
      <style:table-row-properties style:row-height="15.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齡結構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4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11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4" table:default-cell-style-name="ce1"/>
        <table:table-column table:style-name="co12" table:number-columns-repeated="2" table:default-cell-style-name="ce1"/>
        <table:table-column table:style-name="co10" table:default-cell-style-name="ce2"/>
        <table:table-column table:style-name="co13" table:number-columns-repeated="16352" table:default-cell-style-name="ce1"/>
        <table:table-row table:style-name="ro1">
          <table:table-cell office:value-type="string" table:number-columns-spanned="32" table:number-rows-spanned="1" table:style-name="ce37">
            <text:p>各縣市人口年齡結構重要指標</text:p>
          </table:table-cell>
          <table:covered-table-cell table:number-columns-repeated="31"/>
          <table:table-cell table:number-columns-repeated="16352"/>
        </table:table-row>
        <table:table-row table:style-name="ro2">
          <table:table-cell table:number-columns-repeated="2" table:style-name="ce1"/>
          <table:table-cell table:number-columns-repeated="12" table:style-name="ce35"/>
          <table:table-cell table:style-name="ce1"/>
          <table:table-cell office:value-type="string" table:style-name="ce36">
            <text:p><text:s text:c="7"/>中 華 民 國 105 年 11 月 底</text:p>
          </table:table-cell>
          <table:table-cell table:number-columns-repeated="13" table:style-name="ce35"/>
          <table:table-cell table:number-columns-repeated="2" table:style-name="ce34"/>
          <table:table-cell office:value-type="string" table:style-name="ce33">
            <text:p><text:s text:c="9"/>單位：人；%</text:p>
          </table:table-cell>
          <table:table-cell table:number-columns-repeated="16352"/>
        </table:table-row>
        <table:table-row table:style-name="ro3">
          <table:table-cell office:value-type="string" table:number-columns-spanned="1" table:number-rows-spanned="2" table:style-name="ce53">
            <text:p>區域別</text:p>
          </table:table-cell>
          <table:table-cell office:value-type="string" table:number-columns-spanned="3" table:number-rows-spanned="1" table:style-name="ce56">
            <text:p>總 <text:s text:c="4"/>計</text:p>
          </table:table-cell>
          <table:covered-table-cell table:number-columns-repeated="2"/>
          <table:table-cell office:value-type="string" table:number-columns-spanned="4" table:number-rows-spanned="1" table:style-name="ce54">
            <text:p>0 ～ 4歲</text:p>
          </table:table-cell>
          <table:covered-table-cell table:number-columns-repeated="3"/>
          <table:table-cell office:value-type="string" table:number-columns-spanned="4" table:number-rows-spanned="1" table:style-name="ce50">
            <text:p>0<text:s/><text:span text:style-name="T5">～</text:span><text:s/>6<text:span text:style-name="T5">歲</text:span></text:p>
          </table:table-cell>
          <table:covered-table-cell table:number-columns-repeated="3"/>
          <table:table-cell office:value-type="string" table:number-columns-spanned="4" table:number-rows-spanned="1" table:style-name="ce50">
            <text:p>0<text:s/><text:span text:style-name="T5">～</text:span><text:s/>11<text:span text:style-name="T5">歲</text:span></text:p>
          </table:table-cell>
          <table:covered-table-cell table:number-columns-repeated="3"/>
          <table:table-cell office:value-type="string" table:number-columns-spanned="4" table:number-rows-spanned="1" table:style-name="ce50">
            <text:p>0<text:s/><text:span text:style-name="T5">～</text:span><text:s/>12<text:span text:style-name="T5">歲</text:span></text:p>
          </table:table-cell>
          <table:covered-table-cell table:number-columns-repeated="3"/>
          <table:table-cell office:value-type="string" table:number-columns-spanned="4" table:number-rows-spanned="1" table:style-name="ce50">
            <text:p>12<text:s/><text:span text:style-name="T5">～</text:span><text:s/>17<text:span text:style-name="T5">歲</text:span></text:p>
          </table:table-cell>
          <table:covered-table-cell table:number-columns-repeated="3"/>
          <table:table-cell office:value-type="string" table:number-columns-spanned="4" table:number-rows-spanned="1" table:style-name="ce55">
            <text:p>20<text:span text:style-name="T3">歲以上</text:span></text:p>
          </table:table-cell>
          <table:covered-table-cell table:number-columns-repeated="3"/>
          <table:table-cell office:value-type="string" table:number-columns-spanned="4" table:number-rows-spanned="1" table:style-name="ce45">
            <text:p>65<text:span text:style-name="T5">歲以上</text:span></text:p>
          </table:table-cell>
          <table:covered-table-cell table:number-columns-repeated="3"/>
          <table:table-cell table:number-columns-repeated="16352"/>
        </table:table-row>
        <table:table-row table:style-name="ro4">
          <table:covered-table-cell/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0">
            <text:p>％</text:p>
          </table:table-cell>
          <table:table-cell table:number-columns-repeated="16352"/>
        </table:table-row>
        <table:table-row table:style-name="ro5">
          <table:table-cell office:value-type="string" table:style-name="ce29">
            <text:p>總 <text:s text:c="3"/>計</text:p>
          </table:table-cell>
          <table:table-cell office:value-type="float" office:value="23532065" table:style-name="ce27">
            <text:p>23,532,065</text:p>
          </table:table-cell>
          <table:table-cell office:value-type="float" office:value="11716952" table:style-name="ce27">
            <text:p>11,716,952</text:p>
          </table:table-cell>
          <table:table-cell office:value-type="float" office:value="11815113" table:style-name="ce27">
            <text:p>11,815,113</text:p>
          </table:table-cell>
          <table:table-cell office:value-type="float" office:value="1060340" table:style-name="ce27">
            <text:p>1,060,340</text:p>
          </table:table-cell>
          <table:table-cell office:value-type="float" office:value="549198" table:style-name="ce27">
            <text:p>549,198</text:p>
          </table:table-cell>
          <table:table-cell office:value-type="float" office:value="511142" table:style-name="ce27">
            <text:p>511,142</text:p>
          </table:table-cell>
          <table:table-cell office:value-type="float" office:value="4.51" table:style-name="ce28">
            <text:p>4.51</text:p>
          </table:table-cell>
          <table:table-cell office:value-type="float" office:value="1429831" table:style-name="ce27">
            <text:p>1,429,831</text:p>
          </table:table-cell>
          <table:table-cell office:value-type="float" office:value="741477" table:style-name="ce27">
            <text:p>741,477</text:p>
          </table:table-cell>
          <table:table-cell office:value-type="float" office:value="688354" table:style-name="ce27">
            <text:p>688,354</text:p>
          </table:table-cell>
          <table:table-cell office:value-type="float" office:value="6.08" table:style-name="ce28">
            <text:p>6.08</text:p>
          </table:table-cell>
          <table:table-cell office:value-type="float" office:value="2448029" table:style-name="ce27">
            <text:p>2,448,029</text:p>
          </table:table-cell>
          <table:table-cell office:value-type="float" office:value="1272783" table:style-name="ce27">
            <text:p>1,272,783</text:p>
          </table:table-cell>
          <table:table-cell office:value-type="float" office:value="1175246" table:style-name="ce27">
            <text:p>1,175,246</text:p>
          </table:table-cell>
          <table:table-cell office:value-type="float" office:value="10.4" table:style-name="ce28">
            <text:p>10.40</text:p>
          </table:table-cell>
          <table:table-cell office:value-type="float" office:value="2667179" table:style-name="ce27">
            <text:p>2,667,179</text:p>
          </table:table-cell>
          <table:table-cell office:value-type="float" office:value="1387745" table:style-name="ce27">
            <text:p>1,387,745</text:p>
          </table:table-cell>
          <table:table-cell office:value-type="float" office:value="1279434" table:style-name="ce27">
            <text:p>1,279,434</text:p>
          </table:table-cell>
          <table:table-cell office:value-type="float" office:value="11.33" table:style-name="ce28">
            <text:p>11.33</text:p>
          </table:table-cell>
          <table:table-cell office:value-type="float" office:value="1541151" table:style-name="ce27">
            <text:p>1,541,151</text:p>
          </table:table-cell>
          <table:table-cell office:value-type="float" office:value="805175" table:style-name="ce27">
            <text:p>805,175</text:p>
          </table:table-cell>
          <table:table-cell office:value-type="float" office:value="735976" table:style-name="ce27">
            <text:p>735,976</text:p>
          </table:table-cell>
          <table:table-cell office:value-type="float" office:value="6.55" table:style-name="ce28">
            <text:p>6.55</text:p>
          </table:table-cell>
          <table:table-cell office:value-type="float" office:value="18948030" table:style-name="ce27">
            <text:p>18,948,030</text:p>
          </table:table-cell>
          <table:table-cell office:value-type="float" office:value="9329647" table:style-name="ce27">
            <text:p>9,329,647</text:p>
          </table:table-cell>
          <table:table-cell office:value-type="float" office:value="9618383" table:style-name="ce27">
            <text:p>9,618,383</text:p>
          </table:table-cell>
          <table:table-cell office:value-type="float" office:value="80.52" table:style-name="ce28">
            <text:p>80.52</text:p>
          </table:table-cell>
          <table:table-cell office:value-type="float" office:value="3089843" table:style-name="ce27">
            <text:p>3,089,843</text:p>
          </table:table-cell>
          <table:table-cell office:value-type="float" office:value="1425681" table:style-name="ce27">
            <text:p>1,425,681</text:p>
          </table:table-cell>
          <table:table-cell office:value-type="float" office:value="1664162" table:style-name="ce27">
            <text:p>1,664,162</text:p>
          </table:table-cell>
          <table:table-cell office:value-type="float" office:value="13.13" table:style-name="ce26">
            <text:p>13.13</text:p>
          </table:table-cell>
          <table:table-cell table:number-columns-repeated="16352"/>
        </table:table-row>
        <table:table-row table:style-name="ro6">
          <table:table-cell office:value-type="string" table:style-name="ce21">
            <text:p>新北市</text:p>
          </table:table-cell>
          <table:table-cell office:value-type="float" office:value="3977905" table:style-name="ce23">
            <text:p>3,977,905</text:p>
          </table:table-cell>
          <table:table-cell office:value-type="float" office:value="1952036" table:style-name="ce23">
            <text:p>1,952,036</text:p>
          </table:table-cell>
          <table:table-cell office:value-type="float" office:value="2025869" table:style-name="ce23">
            <text:p>2,025,869</text:p>
          </table:table-cell>
          <table:table-cell office:value-type="float" office:value="169642" table:style-name="ce23">
            <text:p>169,642</text:p>
          </table:table-cell>
          <table:table-cell office:value-type="float" office:value="87754" table:style-name="ce23">
            <text:p>87,754</text:p>
          </table:table-cell>
          <table:table-cell office:value-type="float" office:value="81888" table:style-name="ce23">
            <text:p>81,888</text:p>
          </table:table-cell>
          <table:table-cell office:value-type="float" office:value="4.26" table:style-name="ce24">
            <text:p>4.26</text:p>
          </table:table-cell>
          <table:table-cell office:value-type="float" office:value="230554" table:style-name="ce23">
            <text:p>230,554</text:p>
          </table:table-cell>
          <table:table-cell office:value-type="float" office:value="119477" table:style-name="ce23">
            <text:p>119,477</text:p>
          </table:table-cell>
          <table:table-cell office:value-type="float" office:value="111077" table:style-name="ce23">
            <text:p>111,077</text:p>
          </table:table-cell>
          <table:table-cell office:value-type="float" office:value="5.8" table:style-name="ce24">
            <text:p>5.80</text:p>
          </table:table-cell>
          <table:table-cell office:value-type="float" office:value="397374" table:style-name="ce23">
            <text:p>397,374</text:p>
          </table:table-cell>
          <table:table-cell office:value-type="float" office:value="206420" table:style-name="ce23">
            <text:p>206,420</text:p>
          </table:table-cell>
          <table:table-cell office:value-type="float" office:value="190954" table:style-name="ce23">
            <text:p>190,954</text:p>
          </table:table-cell>
          <table:table-cell office:value-type="float" office:value="9.99" table:style-name="ce24">
            <text:p>9.99</text:p>
          </table:table-cell>
          <table:table-cell office:value-type="float" office:value="432217" table:style-name="ce23">
            <text:p>432,217</text:p>
          </table:table-cell>
          <table:table-cell office:value-type="float" office:value="224705" table:style-name="ce23">
            <text:p>224,705</text:p>
          </table:table-cell>
          <table:table-cell office:value-type="float" office:value="207512" table:style-name="ce23">
            <text:p>207,512</text:p>
          </table:table-cell>
          <table:table-cell office:value-type="float" office:value="10.87" table:style-name="ce24">
            <text:p>10.87</text:p>
          </table:table-cell>
          <table:table-cell office:value-type="float" office:value="248607" table:style-name="ce23">
            <text:p>248,607</text:p>
          </table:table-cell>
          <table:table-cell office:value-type="float" office:value="129671" table:style-name="ce23">
            <text:p>129,671</text:p>
          </table:table-cell>
          <table:table-cell office:value-type="float" office:value="118936" table:style-name="ce23">
            <text:p>118,936</text:p>
          </table:table-cell>
          <table:table-cell office:value-type="float" office:value="6.25" table:style-name="ce24">
            <text:p>6.25</text:p>
          </table:table-cell>
          <table:table-cell office:value-type="float" office:value="3234389" table:style-name="ce23">
            <text:p>3,234,389</text:p>
          </table:table-cell>
          <table:table-cell office:value-type="float" office:value="1565274" table:style-name="ce23">
            <text:p>1,565,274</text:p>
          </table:table-cell>
          <table:table-cell office:value-type="float" office:value="1669115" table:style-name="ce23">
            <text:p>1,669,115</text:p>
          </table:table-cell>
          <table:table-cell office:value-type="float" office:value="81.31" table:style-name="ce24">
            <text:p>81.31</text:p>
          </table:table-cell>
          <table:table-cell office:value-type="float" office:value="462050" table:style-name="ce23">
            <text:p>462,050</text:p>
          </table:table-cell>
          <table:table-cell office:value-type="float" office:value="213037" table:style-name="ce23">
            <text:p>213,037</text:p>
          </table:table-cell>
          <table:table-cell office:value-type="float" office:value="249013" table:style-name="ce23">
            <text:p>249,013</text:p>
          </table:table-cell>
          <table:table-cell office:value-type="float" office:value="11.62" table:style-name="ce22">
            <text:p>11.62</text:p>
          </table:table-cell>
          <table:table-cell table:number-columns-repeated="16352"/>
        </table:table-row>
        <table:table-row table:style-name="ro6">
          <table:table-cell office:value-type="string" table:style-name="ce25">
            <text:p>臺北市</text:p>
          </table:table-cell>
          <table:table-cell office:value-type="float" office:value="2695652" table:style-name="ce23">
            <text:p>2,695,652</text:p>
          </table:table-cell>
          <table:table-cell office:value-type="float" office:value="1289721" table:style-name="ce23">
            <text:p>1,289,721</text:p>
          </table:table-cell>
          <table:table-cell office:value-type="float" office:value="1405931" table:style-name="ce23">
            <text:p>1,405,931</text:p>
          </table:table-cell>
          <table:table-cell office:value-type="float" office:value="149324" table:style-name="ce23">
            <text:p>149,324</text:p>
          </table:table-cell>
          <table:table-cell office:value-type="float" office:value="76997" table:style-name="ce23">
            <text:p>76,997</text:p>
          </table:table-cell>
          <table:table-cell office:value-type="float" office:value="72327" table:style-name="ce23">
            <text:p>72,327</text:p>
          </table:table-cell>
          <table:table-cell office:value-type="float" office:value="5.54" table:style-name="ce24">
            <text:p>5.54</text:p>
          </table:table-cell>
          <table:table-cell office:value-type="float" office:value="195185" table:style-name="ce23">
            <text:p>195,185</text:p>
          </table:table-cell>
          <table:table-cell office:value-type="float" office:value="100758" table:style-name="ce23">
            <text:p>100,758</text:p>
          </table:table-cell>
          <table:table-cell office:value-type="float" office:value="94427" table:style-name="ce23">
            <text:p>94,427</text:p>
          </table:table-cell>
          <table:table-cell office:value-type="float" office:value="7.24" table:style-name="ce24">
            <text:p>7.24</text:p>
          </table:table-cell>
          <table:table-cell office:value-type="float" office:value="303962" table:style-name="ce23">
            <text:p>303,962</text:p>
          </table:table-cell>
          <table:table-cell office:value-type="float" office:value="157483" table:style-name="ce23">
            <text:p>157,483</text:p>
          </table:table-cell>
          <table:table-cell office:value-type="float" office:value="146479" table:style-name="ce23">
            <text:p>146,479</text:p>
          </table:table-cell>
          <table:table-cell office:value-type="float" office:value="11.28" table:style-name="ce24">
            <text:p>11.28</text:p>
          </table:table-cell>
          <table:table-cell office:value-type="float" office:value="326767" table:style-name="ce23">
            <text:p>326,767</text:p>
          </table:table-cell>
          <table:table-cell office:value-type="float" office:value="169535" table:style-name="ce23">
            <text:p>169,535</text:p>
          </table:table-cell>
          <table:table-cell office:value-type="float" office:value="157232" table:style-name="ce23">
            <text:p>157,232</text:p>
          </table:table-cell>
          <table:table-cell office:value-type="float" office:value="12.12" table:style-name="ce24">
            <text:p>12.12</text:p>
          </table:table-cell>
          <table:table-cell office:value-type="float" office:value="153905" table:style-name="ce23">
            <text:p>153,905</text:p>
          </table:table-cell>
          <table:table-cell office:value-type="float" office:value="80293" table:style-name="ce23">
            <text:p>80,293</text:p>
          </table:table-cell>
          <table:table-cell office:value-type="float" office:value="73612" table:style-name="ce23">
            <text:p>73,612</text:p>
          </table:table-cell>
          <table:table-cell office:value-type="float" office:value="5.71" table:style-name="ce24">
            <text:p>5.71</text:p>
          </table:table-cell>
          <table:table-cell office:value-type="float" office:value="2181157" table:style-name="ce23">
            <text:p>2,181,157</text:p>
          </table:table-cell>
          <table:table-cell office:value-type="float" office:value="1022637" table:style-name="ce23">
            <text:p>1,022,637</text:p>
          </table:table-cell>
          <table:table-cell office:value-type="float" office:value="1158520" table:style-name="ce23">
            <text:p>1,158,520</text:p>
          </table:table-cell>
          <table:table-cell office:value-type="float" office:value="80.91" table:style-name="ce24">
            <text:p>80.91</text:p>
          </table:table-cell>
          <table:table-cell office:value-type="float" office:value="417242" table:style-name="ce23">
            <text:p>417,242</text:p>
          </table:table-cell>
          <table:table-cell office:value-type="float" office:value="188169" table:style-name="ce23">
            <text:p>188,169</text:p>
          </table:table-cell>
          <table:table-cell office:value-type="float" office:value="229073" table:style-name="ce23">
            <text:p>229,073</text:p>
          </table:table-cell>
          <table:table-cell office:value-type="float" office:value="15.48" table:style-name="ce22">
            <text:p>15.48</text:p>
          </table:table-cell>
          <table:table-cell table:number-columns-repeated="16352"/>
        </table:table-row>
        <table:table-row table:style-name="ro6">
          <table:table-cell office:value-type="string" table:style-name="ce21">
            <text:p>桃園市</text:p>
          </table:table-cell>
          <table:table-cell office:value-type="float" office:value="2144044" table:style-name="ce23">
            <text:p>2,144,044</text:p>
          </table:table-cell>
          <table:table-cell office:value-type="float" office:value="1069986" table:style-name="ce23">
            <text:p>1,069,986</text:p>
          </table:table-cell>
          <table:table-cell office:value-type="float" office:value="1074058" table:style-name="ce23">
            <text:p>1,074,058</text:p>
          </table:table-cell>
          <table:table-cell office:value-type="float" office:value="110566" table:style-name="ce23">
            <text:p>110,566</text:p>
          </table:table-cell>
          <table:table-cell office:value-type="float" office:value="57415" table:style-name="ce23">
            <text:p>57,415</text:p>
          </table:table-cell>
          <table:table-cell office:value-type="float" office:value="53151" table:style-name="ce23">
            <text:p>53,151</text:p>
          </table:table-cell>
          <table:table-cell office:value-type="float" office:value="5.16" table:style-name="ce24">
            <text:p>5.16</text:p>
          </table:table-cell>
          <table:table-cell office:value-type="float" office:value="149023" table:style-name="ce23">
            <text:p>149,023</text:p>
          </table:table-cell>
          <table:table-cell office:value-type="float" office:value="77302" table:style-name="ce23">
            <text:p>77,302</text:p>
          </table:table-cell>
          <table:table-cell office:value-type="float" office:value="71721" table:style-name="ce23">
            <text:p>71,721</text:p>
          </table:table-cell>
          <table:table-cell office:value-type="float" office:value="6.95" table:style-name="ce24">
            <text:p>6.95</text:p>
          </table:table-cell>
          <table:table-cell office:value-type="float" office:value="256553" table:style-name="ce23">
            <text:p>256,553</text:p>
          </table:table-cell>
          <table:table-cell office:value-type="float" office:value="133651" table:style-name="ce23">
            <text:p>133,651</text:p>
          </table:table-cell>
          <table:table-cell office:value-type="float" office:value="122902" table:style-name="ce23">
            <text:p>122,902</text:p>
          </table:table-cell>
          <table:table-cell office:value-type="float" office:value="11.97" table:style-name="ce24">
            <text:p>11.97</text:p>
          </table:table-cell>
          <table:table-cell office:value-type="float" office:value="279385" table:style-name="ce23">
            <text:p>279,385</text:p>
          </table:table-cell>
          <table:table-cell office:value-type="float" office:value="145660" table:style-name="ce23">
            <text:p>145,660</text:p>
          </table:table-cell>
          <table:table-cell office:value-type="float" office:value="133725" table:style-name="ce23">
            <text:p>133,725</text:p>
          </table:table-cell>
          <table:table-cell office:value-type="float" office:value="13.03" table:style-name="ce24">
            <text:p>13.03</text:p>
          </table:table-cell>
          <table:table-cell office:value-type="float" office:value="158854" table:style-name="ce23">
            <text:p>158,854</text:p>
          </table:table-cell>
          <table:table-cell office:value-type="float" office:value="83083" table:style-name="ce23">
            <text:p>83,083</text:p>
          </table:table-cell>
          <table:table-cell office:value-type="float" office:value="75771" table:style-name="ce23">
            <text:p>75,771</text:p>
          </table:table-cell>
          <table:table-cell office:value-type="float" office:value="7.41" table:style-name="ce24">
            <text:p>7.41</text:p>
          </table:table-cell>
          <table:table-cell office:value-type="float" office:value="1669869" table:style-name="ce23">
            <text:p>1,669,869</text:p>
          </table:table-cell>
          <table:table-cell office:value-type="float" office:value="822700" table:style-name="ce23">
            <text:p>822,700</text:p>
          </table:table-cell>
          <table:table-cell office:value-type="float" office:value="847169" table:style-name="ce23">
            <text:p>847,169</text:p>
          </table:table-cell>
          <table:table-cell office:value-type="float" office:value="77.88" table:style-name="ce24">
            <text:p>77.88</text:p>
          </table:table-cell>
          <table:table-cell office:value-type="float" office:value="217797" table:style-name="ce23">
            <text:p>217,797</text:p>
          </table:table-cell>
          <table:table-cell office:value-type="float" office:value="102663" table:style-name="ce23">
            <text:p>102,663</text:p>
          </table:table-cell>
          <table:table-cell office:value-type="float" office:value="115134" table:style-name="ce23">
            <text:p>115,134</text:p>
          </table:table-cell>
          <table:table-cell office:value-type="float" office:value="10.16" table:style-name="ce22">
            <text:p>10.16</text:p>
          </table:table-cell>
          <table:table-cell table:number-columns-repeated="16352"/>
        </table:table-row>
        <table:table-row table:style-name="ro6">
          <table:table-cell office:value-type="string" table:style-name="ce21">
            <text:p>臺中市</text:p>
          </table:table-cell>
          <table:table-cell office:value-type="float" office:value="2764958" table:style-name="ce23">
            <text:p>2,764,958</text:p>
          </table:table-cell>
          <table:table-cell office:value-type="float" office:value="1365288" table:style-name="ce23">
            <text:p>1,365,288</text:p>
          </table:table-cell>
          <table:table-cell office:value-type="float" office:value="1399670" table:style-name="ce23">
            <text:p>1,399,670</text:p>
          </table:table-cell>
          <table:table-cell office:value-type="float" office:value="139401" table:style-name="ce23">
            <text:p>139,401</text:p>
          </table:table-cell>
          <table:table-cell office:value-type="float" office:value="72198" table:style-name="ce23">
            <text:p>72,198</text:p>
          </table:table-cell>
          <table:table-cell office:value-type="float" office:value="67203" table:style-name="ce23">
            <text:p>67,203</text:p>
          </table:table-cell>
          <table:table-cell office:value-type="float" office:value="5.04" table:style-name="ce24">
            <text:p>5.04</text:p>
          </table:table-cell>
          <table:table-cell office:value-type="float" office:value="188411" table:style-name="ce23">
            <text:p>188,411</text:p>
          </table:table-cell>
          <table:table-cell office:value-type="float" office:value="97710" table:style-name="ce23">
            <text:p>97,710</text:p>
          </table:table-cell>
          <table:table-cell office:value-type="float" office:value="90701" table:style-name="ce23">
            <text:p>90,701</text:p>
          </table:table-cell>
          <table:table-cell office:value-type="float" office:value="6.81" table:style-name="ce24">
            <text:p>6.81</text:p>
          </table:table-cell>
          <table:table-cell office:value-type="float" office:value="319951" table:style-name="ce23">
            <text:p>319,951</text:p>
          </table:table-cell>
          <table:table-cell office:value-type="float" office:value="166101" table:style-name="ce23">
            <text:p>166,101</text:p>
          </table:table-cell>
          <table:table-cell office:value-type="float" office:value="153850" table:style-name="ce23">
            <text:p>153,850</text:p>
          </table:table-cell>
          <table:table-cell office:value-type="float" office:value="11.57" table:style-name="ce24">
            <text:p>11.57</text:p>
          </table:table-cell>
          <table:table-cell office:value-type="float" office:value="348117" table:style-name="ce23">
            <text:p>348,117</text:p>
          </table:table-cell>
          <table:table-cell office:value-type="float" office:value="180700" table:style-name="ce23">
            <text:p>180,700</text:p>
          </table:table-cell>
          <table:table-cell office:value-type="float" office:value="167417" table:style-name="ce23">
            <text:p>167,417</text:p>
          </table:table-cell>
          <table:table-cell office:value-type="float" office:value="12.59" table:style-name="ce24">
            <text:p>12.59</text:p>
          </table:table-cell>
          <table:table-cell office:value-type="float" office:value="198127" table:style-name="ce23">
            <text:p>198,127</text:p>
          </table:table-cell>
          <table:table-cell office:value-type="float" office:value="102916" table:style-name="ce23">
            <text:p>102,916</text:p>
          </table:table-cell>
          <table:table-cell office:value-type="float" office:value="95211" table:style-name="ce23">
            <text:p>95,211</text:p>
          </table:table-cell>
          <table:table-cell office:value-type="float" office:value="7.17" table:style-name="ce24">
            <text:p>7.17</text:p>
          </table:table-cell>
          <table:table-cell office:value-type="float" office:value="2171088" table:style-name="ce23">
            <text:p>2,171,088</text:p>
          </table:table-cell>
          <table:table-cell office:value-type="float" office:value="1056795" table:style-name="ce23">
            <text:p>1,056,795</text:p>
          </table:table-cell>
          <table:table-cell office:value-type="float" office:value="1114293" table:style-name="ce23">
            <text:p>1,114,293</text:p>
          </table:table-cell>
          <table:table-cell office:value-type="float" office:value="78.52" table:style-name="ce24">
            <text:p>78.52</text:p>
          </table:table-cell>
          <table:table-cell office:value-type="float" office:value="300035" table:style-name="ce23">
            <text:p>300,035</text:p>
          </table:table-cell>
          <table:table-cell office:value-type="float" office:value="138922" table:style-name="ce23">
            <text:p>138,922</text:p>
          </table:table-cell>
          <table:table-cell office:value-type="float" office:value="161113" table:style-name="ce23">
            <text:p>161,113</text:p>
          </table:table-cell>
          <table:table-cell office:value-type="float" office:value="10.85" table:style-name="ce22">
            <text:p>10.85</text:p>
          </table:table-cell>
          <table:table-cell table:number-columns-repeated="16352"/>
        </table:table-row>
        <table:table-row table:style-name="ro6">
          <table:table-cell office:value-type="string" table:style-name="ce21">
            <text:p>臺南市</text:p>
          </table:table-cell>
          <table:table-cell office:value-type="float" office:value="1885653" table:style-name="ce23">
            <text:p>1,885,653</text:p>
          </table:table-cell>
          <table:table-cell office:value-type="float" office:value="943016" table:style-name="ce23">
            <text:p>943,016</text:p>
          </table:table-cell>
          <table:table-cell office:value-type="float" office:value="942637" table:style-name="ce23">
            <text:p>942,637</text:p>
          </table:table-cell>
          <table:table-cell office:value-type="float" office:value="79321" table:style-name="ce23">
            <text:p>79,321</text:p>
          </table:table-cell>
          <table:table-cell office:value-type="float" office:value="41133" table:style-name="ce23">
            <text:p>41,133</text:p>
          </table:table-cell>
          <table:table-cell office:value-type="float" office:value="38188" table:style-name="ce23">
            <text:p>38,188</text:p>
          </table:table-cell>
          <table:table-cell office:value-type="float" office:value="4.21" table:style-name="ce24">
            <text:p>4.21</text:p>
          </table:table-cell>
          <table:table-cell office:value-type="float" office:value="106839" table:style-name="ce23">
            <text:p>106,839</text:p>
          </table:table-cell>
          <table:table-cell office:value-type="float" office:value="55575" table:style-name="ce23">
            <text:p>55,575</text:p>
          </table:table-cell>
          <table:table-cell office:value-type="float" office:value="51264" table:style-name="ce23">
            <text:p>51,264</text:p>
          </table:table-cell>
          <table:table-cell office:value-type="float" office:value="5.67" table:style-name="ce24">
            <text:p>5.67</text:p>
          </table:table-cell>
          <table:table-cell office:value-type="float" office:value="184347" table:style-name="ce23">
            <text:p>184,347</text:p>
          </table:table-cell>
          <table:table-cell office:value-type="float" office:value="95897" table:style-name="ce23">
            <text:p>95,897</text:p>
          </table:table-cell>
          <table:table-cell office:value-type="float" office:value="88450" table:style-name="ce23">
            <text:p>88,450</text:p>
          </table:table-cell>
          <table:table-cell office:value-type="float" office:value="9.7799999999999994" table:style-name="ce24">
            <text:p>9.78</text:p>
          </table:table-cell>
          <table:table-cell office:value-type="float" office:value="200816" table:style-name="ce23">
            <text:p>200,816</text:p>
          </table:table-cell>
          <table:table-cell office:value-type="float" office:value="104394" table:style-name="ce23">
            <text:p>104,394</text:p>
          </table:table-cell>
          <table:table-cell office:value-type="float" office:value="96422" table:style-name="ce23">
            <text:p>96,422</text:p>
          </table:table-cell>
          <table:table-cell office:value-type="float" office:value="10.65" table:style-name="ce24">
            <text:p>10.65</text:p>
          </table:table-cell>
          <table:table-cell office:value-type="float" office:value="117079" table:style-name="ce23">
            <text:p>117,079</text:p>
          </table:table-cell>
          <table:table-cell office:value-type="float" office:value="61035" table:style-name="ce23">
            <text:p>61,035</text:p>
          </table:table-cell>
          <table:table-cell office:value-type="float" office:value="56044" table:style-name="ce23">
            <text:p>56,044</text:p>
          </table:table-cell>
          <table:table-cell office:value-type="float" office:value="6.21" table:style-name="ce24">
            <text:p>6.21</text:p>
          </table:table-cell>
          <table:table-cell office:value-type="float" office:value="1538634" table:style-name="ce23">
            <text:p>1,538,634</text:p>
          </table:table-cell>
          <table:table-cell office:value-type="float" office:value="762151" table:style-name="ce23">
            <text:p>762,151</text:p>
          </table:table-cell>
          <table:table-cell office:value-type="float" office:value="776483" table:style-name="ce23">
            <text:p>776,483</text:p>
          </table:table-cell>
          <table:table-cell office:value-type="float" office:value="81.599999999999994" table:style-name="ce24">
            <text:p>81.60</text:p>
          </table:table-cell>
          <table:table-cell office:value-type="float" office:value="258672" table:style-name="ce23">
            <text:p>258,672</text:p>
          </table:table-cell>
          <table:table-cell office:value-type="float" office:value="118559" table:style-name="ce23">
            <text:p>118,559</text:p>
          </table:table-cell>
          <table:table-cell office:value-type="float" office:value="140113" table:style-name="ce23">
            <text:p>140,113</text:p>
          </table:table-cell>
          <table:table-cell office:value-type="float" office:value="13.72" table:style-name="ce22">
            <text:p>13.72</text:p>
          </table:table-cell>
          <table:table-cell table:number-columns-repeated="16352"/>
        </table:table-row>
        <table:table-row table:style-name="ro6">
          <table:table-cell office:value-type="string" table:style-name="ce21">
            <text:p>高雄市</text:p>
          </table:table-cell>
          <table:table-cell office:value-type="float" office:value="2778770" table:style-name="ce23">
            <text:p>2,778,770</text:p>
          </table:table-cell>
          <table:table-cell office:value-type="float" office:value="1378987" table:style-name="ce23">
            <text:p>1,378,987</text:p>
          </table:table-cell>
          <table:table-cell office:value-type="float" office:value="1399783" table:style-name="ce23">
            <text:p>1,399,783</text:p>
          </table:table-cell>
          <table:table-cell office:value-type="float" office:value="113533" table:style-name="ce23">
            <text:p>113,533</text:p>
          </table:table-cell>
          <table:table-cell office:value-type="float" office:value="58731" table:style-name="ce23">
            <text:p>58,731</text:p>
          </table:table-cell>
          <table:table-cell office:value-type="float" office:value="54802" table:style-name="ce23">
            <text:p>54,802</text:p>
          </table:table-cell>
          <table:table-cell office:value-type="float" office:value="4.09" table:style-name="ce24">
            <text:p>4.09</text:p>
          </table:table-cell>
          <table:table-cell office:value-type="float" office:value="153212" table:style-name="ce23">
            <text:p>153,212</text:p>
          </table:table-cell>
          <table:table-cell office:value-type="float" office:value="79315" table:style-name="ce23">
            <text:p>79,315</text:p>
          </table:table-cell>
          <table:table-cell office:value-type="float" office:value="73897" table:style-name="ce23">
            <text:p>73,897</text:p>
          </table:table-cell>
          <table:table-cell office:value-type="float" office:value="5.51" table:style-name="ce24">
            <text:p>5.51</text:p>
          </table:table-cell>
          <table:table-cell office:value-type="float" office:value="266418" table:style-name="ce23">
            <text:p>266,418</text:p>
          </table:table-cell>
          <table:table-cell office:value-type="float" office:value="138111" table:style-name="ce23">
            <text:p>138,111</text:p>
          </table:table-cell>
          <table:table-cell office:value-type="float" office:value="128307" table:style-name="ce23">
            <text:p>128,307</text:p>
          </table:table-cell>
          <table:table-cell office:value-type="float" office:value="9.59" table:style-name="ce24">
            <text:p>9.59</text:p>
          </table:table-cell>
          <table:table-cell office:value-type="float" office:value="290502" table:style-name="ce23">
            <text:p>290,502</text:p>
          </table:table-cell>
          <table:table-cell office:value-type="float" office:value="150729" table:style-name="ce23">
            <text:p>150,729</text:p>
          </table:table-cell>
          <table:table-cell office:value-type="float" office:value="139773" table:style-name="ce23">
            <text:p>139,773</text:p>
          </table:table-cell>
          <table:table-cell office:value-type="float" office:value="10.45" table:style-name="ce24">
            <text:p>10.45</text:p>
          </table:table-cell>
          <table:table-cell office:value-type="float" office:value="174931" table:style-name="ce23">
            <text:p>174,931</text:p>
          </table:table-cell>
          <table:table-cell office:value-type="float" office:value="90996" table:style-name="ce23">
            <text:p>90,996</text:p>
          </table:table-cell>
          <table:table-cell office:value-type="float" office:value="83935" table:style-name="ce23">
            <text:p>83,935</text:p>
          </table:table-cell>
          <table:table-cell office:value-type="float" office:value="6.3" table:style-name="ce24">
            <text:p>6.30</text:p>
          </table:table-cell>
          <table:table-cell office:value-type="float" office:value="2269379" table:style-name="ce23">
            <text:p>2,269,379</text:p>
          </table:table-cell>
          <table:table-cell office:value-type="float" office:value="1114785" table:style-name="ce23">
            <text:p>1,114,785</text:p>
          </table:table-cell>
          <table:table-cell office:value-type="float" office:value="1154594" table:style-name="ce23">
            <text:p>1,154,594</text:p>
          </table:table-cell>
          <table:table-cell office:value-type="float" office:value="81.67" table:style-name="ce24">
            <text:p>81.67</text:p>
          </table:table-cell>
          <table:table-cell office:value-type="float" office:value="371624" table:style-name="ce23">
            <text:p>371,624</text:p>
          </table:table-cell>
          <table:table-cell office:value-type="float" office:value="172289" table:style-name="ce23">
            <text:p>172,289</text:p>
          </table:table-cell>
          <table:table-cell office:value-type="float" office:value="199335" table:style-name="ce23">
            <text:p>199,335</text:p>
          </table:table-cell>
          <table:table-cell office:value-type="float" office:value="13.37" table:style-name="ce22">
            <text:p>13.37</text:p>
          </table:table-cell>
          <table:table-cell table:number-columns-repeated="16352"/>
        </table:table-row>
        <table:table-row table:style-name="ro7">
          <table:table-cell office:value-type="string" table:style-name="ce21">
            <text:p>臺灣省</text:p>
          </table:table-cell>
          <table:table-cell office:value-type="float" office:value="7137617" table:style-name="ce23">
            <text:p>7,137,617</text:p>
          </table:table-cell>
          <table:table-cell office:value-type="float" office:value="3643280" table:style-name="ce23">
            <text:p>3,643,280</text:p>
          </table:table-cell>
          <table:table-cell office:value-type="float" office:value="3494337" table:style-name="ce23">
            <text:p>3,494,337</text:p>
          </table:table-cell>
          <table:table-cell office:value-type="float" office:value="291830" table:style-name="ce23">
            <text:p>291,830</text:p>
          </table:table-cell>
          <table:table-cell office:value-type="float" office:value="151476" table:style-name="ce23">
            <text:p>151,476</text:p>
          </table:table-cell>
          <table:table-cell office:value-type="float" office:value="140354" table:style-name="ce23">
            <text:p>140,354</text:p>
          </table:table-cell>
          <table:table-cell office:value-type="float" office:value="4.09" table:style-name="ce24">
            <text:p>4.09</text:p>
          </table:table-cell>
          <table:table-cell office:value-type="float" office:value="398201" table:style-name="ce23">
            <text:p>398,201</text:p>
          </table:table-cell>
          <table:table-cell office:value-type="float" office:value="206960" table:style-name="ce23">
            <text:p>206,960</text:p>
          </table:table-cell>
          <table:table-cell office:value-type="float" office:value="191241" table:style-name="ce23">
            <text:p>191,241</text:p>
          </table:table-cell>
          <table:table-cell office:value-type="float" office:value="5.58" table:style-name="ce24">
            <text:p>5.58</text:p>
          </table:table-cell>
          <table:table-cell office:value-type="float" office:value="706863" table:style-name="ce23">
            <text:p>706,863</text:p>
          </table:table-cell>
          <table:table-cell office:value-type="float" office:value="368565" table:style-name="ce23">
            <text:p>368,565</text:p>
          </table:table-cell>
          <table:table-cell office:value-type="float" office:value="338298" table:style-name="ce23">
            <text:p>338,298</text:p>
          </table:table-cell>
          <table:table-cell office:value-type="float" office:value="9.9" table:style-name="ce24">
            <text:p>9.90</text:p>
          </table:table-cell>
          <table:table-cell office:value-type="float" office:value="776009" table:style-name="ce23">
            <text:p>776,009</text:p>
          </table:table-cell>
          <table:table-cell office:value-type="float" office:value="405048" table:style-name="ce23">
            <text:p>405,048</text:p>
          </table:table-cell>
          <table:table-cell office:value-type="float" office:value="370961" table:style-name="ce23">
            <text:p>370,961</text:p>
          </table:table-cell>
          <table:table-cell office:value-type="float" office:value="10.87" table:style-name="ce24">
            <text:p>10.87</text:p>
          </table:table-cell>
          <table:table-cell office:value-type="float" office:value="483215" table:style-name="ce23">
            <text:p>483,215</text:p>
          </table:table-cell>
          <table:table-cell office:value-type="float" office:value="253824" table:style-name="ce23">
            <text:p>253,824</text:p>
          </table:table-cell>
          <table:table-cell office:value-type="float" office:value="229391" table:style-name="ce23">
            <text:p>229,391</text:p>
          </table:table-cell>
          <table:table-cell office:value-type="float" office:value="6.77" table:style-name="ce24">
            <text:p>6.77</text:p>
          </table:table-cell>
          <table:table-cell office:value-type="float" office:value="5759316" table:style-name="ce23">
            <text:p>5,759,316</text:p>
          </table:table-cell>
          <table:table-cell office:value-type="float" office:value="2922710" table:style-name="ce23">
            <text:p>2,922,710</text:p>
          </table:table-cell>
          <table:table-cell office:value-type="float" office:value="2836606" table:style-name="ce23">
            <text:p>2,836,606</text:p>
          </table:table-cell>
          <table:table-cell office:value-type="float" office:value="80.69" table:style-name="ce24">
            <text:p>80.69</text:p>
          </table:table-cell>
          <table:table-cell office:value-type="float" office:value="1045477" table:style-name="ce23">
            <text:p>1,045,477</text:p>
          </table:table-cell>
          <table:table-cell office:value-type="float" office:value="483864" table:style-name="ce23">
            <text:p>483,864</text:p>
          </table:table-cell>
          <table:table-cell office:value-type="float" office:value="561613" table:style-name="ce23">
            <text:p>561,613</text:p>
          </table:table-cell>
          <table:table-cell office:value-type="float" office:value="14.65" table:style-name="ce22">
            <text:p>14.65</text:p>
          </table:table-cell>
          <table:table-cell table:number-columns-repeated="16352"/>
        </table:table-row>
        <table:table-row table:style-name="ro8">
          <table:table-cell office:value-type="string" table:style-name="ce20">
            <text:p>宜蘭縣</text:p>
          </table:table-cell>
          <table:table-cell office:value-type="float" office:value="457587" table:style-name="ce18">
            <text:p>457,587</text:p>
          </table:table-cell>
          <table:table-cell office:value-type="float" office:value="231752" table:style-name="ce18">
            <text:p>231,752</text:p>
          </table:table-cell>
          <table:table-cell office:value-type="float" office:value="225835" table:style-name="ce18">
            <text:p>225,835</text:p>
          </table:table-cell>
          <table:table-cell office:value-type="float" office:value="17653" table:style-name="ce18">
            <text:p>17,653</text:p>
          </table:table-cell>
          <table:table-cell office:value-type="float" office:value="9245" table:style-name="ce18">
            <text:p>9,245</text:p>
          </table:table-cell>
          <table:table-cell office:value-type="float" office:value="8408" table:style-name="ce18">
            <text:p>8,408</text:p>
          </table:table-cell>
          <table:table-cell office:value-type="float" office:value="3.86" table:style-name="ce19">
            <text:p>3.86</text:p>
          </table:table-cell>
          <table:table-cell office:value-type="float" office:value="24337" table:style-name="ce18">
            <text:p>24,337</text:p>
          </table:table-cell>
          <table:table-cell office:value-type="float" office:value="12685" table:style-name="ce18">
            <text:p>12,685</text:p>
          </table:table-cell>
          <table:table-cell office:value-type="float" office:value="11652" table:style-name="ce18">
            <text:p>11,652</text:p>
          </table:table-cell>
          <table:table-cell office:value-type="float" office:value="5.32" table:style-name="ce19">
            <text:p>5.32</text:p>
          </table:table-cell>
          <table:table-cell office:value-type="float" office:value="43309" table:style-name="ce18">
            <text:p>43,309</text:p>
          </table:table-cell>
          <table:table-cell office:value-type="float" office:value="22507" table:style-name="ce18">
            <text:p>22,507</text:p>
          </table:table-cell>
          <table:table-cell office:value-type="float" office:value="20802" table:style-name="ce18">
            <text:p>20,802</text:p>
          </table:table-cell>
          <table:table-cell office:value-type="float" office:value="9.4600000000000009" table:style-name="ce19">
            <text:p>9.46</text:p>
          </table:table-cell>
          <table:table-cell office:value-type="float" office:value="47655" table:style-name="ce18">
            <text:p>47,655</text:p>
          </table:table-cell>
          <table:table-cell office:value-type="float" office:value="24792" table:style-name="ce18">
            <text:p>24,792</text:p>
          </table:table-cell>
          <table:table-cell office:value-type="float" office:value="22863" table:style-name="ce18">
            <text:p>22,863</text:p>
          </table:table-cell>
          <table:table-cell office:value-type="float" office:value="10.41" table:style-name="ce19">
            <text:p>10.41</text:p>
          </table:table-cell>
          <table:table-cell office:value-type="float" office:value="30107" table:style-name="ce18">
            <text:p>30,107</text:p>
          </table:table-cell>
          <table:table-cell office:value-type="float" office:value="15768" table:style-name="ce18">
            <text:p>15,768</text:p>
          </table:table-cell>
          <table:table-cell office:value-type="float" office:value="14339" table:style-name="ce18">
            <text:p>14,339</text:p>
          </table:table-cell>
          <table:table-cell office:value-type="float" office:value="6.58" table:style-name="ce19">
            <text:p>6.58</text:p>
          </table:table-cell>
          <table:table-cell office:value-type="float" office:value="371767" table:style-name="ce18">
            <text:p>371,767</text:p>
          </table:table-cell>
          <table:table-cell office:value-type="float" office:value="187037" table:style-name="ce18">
            <text:p>187,037</text:p>
          </table:table-cell>
          <table:table-cell office:value-type="float" office:value="184730" table:style-name="ce18">
            <text:p>184,730</text:p>
          </table:table-cell>
          <table:table-cell office:value-type="float" office:value="81.25" table:style-name="ce19">
            <text:p>81.25</text:p>
          </table:table-cell>
          <table:table-cell office:value-type="float" office:value="67465" table:style-name="ce18">
            <text:p>67,465</text:p>
          </table:table-cell>
          <table:table-cell office:value-type="float" office:value="31446" table:style-name="ce18">
            <text:p>31,446</text:p>
          </table:table-cell>
          <table:table-cell office:value-type="float" office:value="36019" table:style-name="ce18">
            <text:p>36,019</text:p>
          </table:table-cell>
          <table:table-cell office:value-type="float" office:value="14.74" table:style-name="ce17">
            <text:p>14.74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新竹縣</text:p>
          </table:table-cell>
          <table:table-cell office:value-type="float" office:value="546934" table:style-name="ce18">
            <text:p>546,934</text:p>
          </table:table-cell>
          <table:table-cell office:value-type="float" office:value="279780" table:style-name="ce18">
            <text:p>279,780</text:p>
          </table:table-cell>
          <table:table-cell office:value-type="float" office:value="267154" table:style-name="ce18">
            <text:p>267,154</text:p>
          </table:table-cell>
          <table:table-cell office:value-type="float" office:value="30380" table:style-name="ce18">
            <text:p>30,380</text:p>
          </table:table-cell>
          <table:table-cell office:value-type="float" office:value="15690" table:style-name="ce18">
            <text:p>15,690</text:p>
          </table:table-cell>
          <table:table-cell office:value-type="float" office:value="14690" table:style-name="ce18">
            <text:p>14,690</text:p>
          </table:table-cell>
          <table:table-cell office:value-type="float" office:value="5.55" table:style-name="ce19">
            <text:p>5.55</text:p>
          </table:table-cell>
          <table:table-cell office:value-type="float" office:value="41960" table:style-name="ce18">
            <text:p>41,960</text:p>
          </table:table-cell>
          <table:table-cell office:value-type="float" office:value="21733" table:style-name="ce18">
            <text:p>21,733</text:p>
          </table:table-cell>
          <table:table-cell office:value-type="float" office:value="20227" table:style-name="ce18">
            <text:p>20,227</text:p>
          </table:table-cell>
          <table:table-cell office:value-type="float" office:value="7.67" table:style-name="ce19">
            <text:p>7.67</text:p>
          </table:table-cell>
          <table:table-cell office:value-type="float" office:value="72708" table:style-name="ce18">
            <text:p>72,708</text:p>
          </table:table-cell>
          <table:table-cell office:value-type="float" office:value="37905" table:style-name="ce18">
            <text:p>37,905</text:p>
          </table:table-cell>
          <table:table-cell office:value-type="float" office:value="34803" table:style-name="ce18">
            <text:p>34,803</text:p>
          </table:table-cell>
          <table:table-cell office:value-type="float" office:value="13.29" table:style-name="ce19">
            <text:p>13.29</text:p>
          </table:table-cell>
          <table:table-cell office:value-type="float" office:value="78747" table:style-name="ce18">
            <text:p>78,747</text:p>
          </table:table-cell>
          <table:table-cell office:value-type="float" office:value="41057" table:style-name="ce18">
            <text:p>41,057</text:p>
          </table:table-cell>
          <table:table-cell office:value-type="float" office:value="37690" table:style-name="ce18">
            <text:p>37,690</text:p>
          </table:table-cell>
          <table:table-cell office:value-type="float" office:value="14.4" table:style-name="ce19">
            <text:p>14.40</text:p>
          </table:table-cell>
          <table:table-cell office:value-type="float" office:value="40365" table:style-name="ce18">
            <text:p>40,365</text:p>
          </table:table-cell>
          <table:table-cell office:value-type="float" office:value="21214" table:style-name="ce18">
            <text:p>21,214</text:p>
          </table:table-cell>
          <table:table-cell office:value-type="float" office:value="19151" table:style-name="ce18">
            <text:p>19,151</text:p>
          </table:table-cell>
          <table:table-cell office:value-type="float" office:value="7.38" table:style-name="ce19">
            <text:p>7.38</text:p>
          </table:table-cell>
          <table:table-cell office:value-type="float" office:value="419228" table:style-name="ce18">
            <text:p>419,228</text:p>
          </table:table-cell>
          <table:table-cell office:value-type="float" office:value="213000" table:style-name="ce18">
            <text:p>213,000</text:p>
          </table:table-cell>
          <table:table-cell office:value-type="float" office:value="206228" table:style-name="ce18">
            <text:p>206,228</text:p>
          </table:table-cell>
          <table:table-cell office:value-type="float" office:value="76.650000000000006" table:style-name="ce19">
            <text:p>76.65</text:p>
          </table:table-cell>
          <table:table-cell office:value-type="float" office:value="63837" table:style-name="ce18">
            <text:p>63,837</text:p>
          </table:table-cell>
          <table:table-cell office:value-type="float" office:value="30699" table:style-name="ce18">
            <text:p>30,699</text:p>
          </table:table-cell>
          <table:table-cell office:value-type="float" office:value="33138" table:style-name="ce18">
            <text:p>33,138</text:p>
          </table:table-cell>
          <table:table-cell office:value-type="float" office:value="11.67" table:style-name="ce17">
            <text:p>11.67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苗栗縣</text:p>
          </table:table-cell>
          <table:table-cell office:value-type="float" office:value="559557" table:style-name="ce18">
            <text:p>559,557</text:p>
          </table:table-cell>
          <table:table-cell office:value-type="float" office:value="288610" table:style-name="ce18">
            <text:p>288,610</text:p>
          </table:table-cell>
          <table:table-cell office:value-type="float" office:value="270947" table:style-name="ce18">
            <text:p>270,947</text:p>
          </table:table-cell>
          <table:table-cell office:value-type="float" office:value="26031" table:style-name="ce18">
            <text:p>26,031</text:p>
          </table:table-cell>
          <table:table-cell office:value-type="float" office:value="13438" table:style-name="ce18">
            <text:p>13,438</text:p>
          </table:table-cell>
          <table:table-cell office:value-type="float" office:value="12593" table:style-name="ce18">
            <text:p>12,593</text:p>
          </table:table-cell>
          <table:table-cell office:value-type="float" office:value="4.6500000000000004" table:style-name="ce19">
            <text:p>4.65</text:p>
          </table:table-cell>
          <table:table-cell office:value-type="float" office:value="34624" table:style-name="ce18">
            <text:p>34,624</text:p>
          </table:table-cell>
          <table:table-cell office:value-type="float" office:value="17939" table:style-name="ce18">
            <text:p>17,939</text:p>
          </table:table-cell>
          <table:table-cell office:value-type="float" office:value="16685" table:style-name="ce18">
            <text:p>16,685</text:p>
          </table:table-cell>
          <table:table-cell office:value-type="float" office:value="6.19" table:style-name="ce19">
            <text:p>6.19</text:p>
          </table:table-cell>
          <table:table-cell office:value-type="float" office:value="59234" table:style-name="ce18">
            <text:p>59,234</text:p>
          </table:table-cell>
          <table:table-cell office:value-type="float" office:value="30861" table:style-name="ce18">
            <text:p>30,861</text:p>
          </table:table-cell>
          <table:table-cell office:value-type="float" office:value="28373" table:style-name="ce18">
            <text:p>28,373</text:p>
          </table:table-cell>
          <table:table-cell office:value-type="float" office:value="10.59" table:style-name="ce19">
            <text:p>10.59</text:p>
          </table:table-cell>
          <table:table-cell office:value-type="float" office:value="64670" table:style-name="ce18">
            <text:p>64,670</text:p>
          </table:table-cell>
          <table:table-cell office:value-type="float" office:value="33757" table:style-name="ce18">
            <text:p>33,757</text:p>
          </table:table-cell>
          <table:table-cell office:value-type="float" office:value="30913" table:style-name="ce18">
            <text:p>30,913</text:p>
          </table:table-cell>
          <table:table-cell office:value-type="float" office:value="11.56" table:style-name="ce19">
            <text:p>11.56</text:p>
          </table:table-cell>
          <table:table-cell office:value-type="float" office:value="37389" table:style-name="ce18">
            <text:p>37,389</text:p>
          </table:table-cell>
          <table:table-cell office:value-type="float" office:value="19861" table:style-name="ce18">
            <text:p>19,861</text:p>
          </table:table-cell>
          <table:table-cell office:value-type="float" office:value="17528" table:style-name="ce18">
            <text:p>17,528</text:p>
          </table:table-cell>
          <table:table-cell office:value-type="float" office:value="6.68" table:style-name="ce19">
            <text:p>6.68</text:p>
          </table:table-cell>
          <table:table-cell office:value-type="float" office:value="448887" table:style-name="ce18">
            <text:p>448,887</text:p>
          </table:table-cell>
          <table:table-cell office:value-type="float" office:value="230476" table:style-name="ce18">
            <text:p>230,476</text:p>
          </table:table-cell>
          <table:table-cell office:value-type="float" office:value="218411" table:style-name="ce18">
            <text:p>218,411</text:p>
          </table:table-cell>
          <table:table-cell office:value-type="float" office:value="80.22" table:style-name="ce19">
            <text:p>80.22</text:p>
          </table:table-cell>
          <table:table-cell office:value-type="float" office:value="82544" table:style-name="ce18">
            <text:p>82,544</text:p>
          </table:table-cell>
          <table:table-cell office:value-type="float" office:value="39233" table:style-name="ce18">
            <text:p>39,233</text:p>
          </table:table-cell>
          <table:table-cell office:value-type="float" office:value="43311" table:style-name="ce18">
            <text:p>43,311</text:p>
          </table:table-cell>
          <table:table-cell office:value-type="float" office:value="14.75" table:style-name="ce17">
            <text:p>14.75</text:p>
          </table:table-cell>
          <table:table-cell table:number-columns-repeated="16352"/>
        </table:table-row>
        <table:table-row table:style-name="ro5">
          <table:table-cell office:value-type="string" table:style-name="ce20">
            <text:p>彰化縣</text:p>
          </table:table-cell>
          <table:table-cell office:value-type="float" office:value="1287165" table:style-name="ce18">
            <text:p>1,287,165</text:p>
          </table:table-cell>
          <table:table-cell office:value-type="float" office:value="656779" table:style-name="ce18">
            <text:p>656,779</text:p>
          </table:table-cell>
          <table:table-cell office:value-type="float" office:value="630386" table:style-name="ce18">
            <text:p>630,386</text:p>
          </table:table-cell>
          <table:table-cell office:value-type="float" office:value="58460" table:style-name="ce18">
            <text:p>58,460</text:p>
          </table:table-cell>
          <table:table-cell office:value-type="float" office:value="30414" table:style-name="ce18">
            <text:p>30,414</text:p>
          </table:table-cell>
          <table:table-cell office:value-type="float" office:value="28046" table:style-name="ce18">
            <text:p>28,046</text:p>
          </table:table-cell>
          <table:table-cell office:value-type="float" office:value="4.54" table:style-name="ce19">
            <text:p>4.54</text:p>
          </table:table-cell>
          <table:table-cell office:value-type="float" office:value="77794" table:style-name="ce18">
            <text:p>77,794</text:p>
          </table:table-cell>
          <table:table-cell office:value-type="float" office:value="40453" table:style-name="ce18">
            <text:p>40,453</text:p>
          </table:table-cell>
          <table:table-cell office:value-type="float" office:value="37341" table:style-name="ce18">
            <text:p>37,341</text:p>
          </table:table-cell>
          <table:table-cell office:value-type="float" office:value="6.04" table:style-name="ce19">
            <text:p>6.04</text:p>
          </table:table-cell>
          <table:table-cell office:value-type="float" office:value="134452" table:style-name="ce18">
            <text:p>134,452</text:p>
          </table:table-cell>
          <table:table-cell office:value-type="float" office:value="70221" table:style-name="ce18">
            <text:p>70,221</text:p>
          </table:table-cell>
          <table:table-cell office:value-type="float" office:value="64231" table:style-name="ce18">
            <text:p>64,231</text:p>
          </table:table-cell>
          <table:table-cell office:value-type="float" office:value="10.45" table:style-name="ce19">
            <text:p>10.45</text:p>
          </table:table-cell>
          <table:table-cell office:value-type="float" office:value="147503" table:style-name="ce18">
            <text:p>147,503</text:p>
          </table:table-cell>
          <table:table-cell office:value-type="float" office:value="77155" table:style-name="ce18">
            <text:p>77,155</text:p>
          </table:table-cell>
          <table:table-cell office:value-type="float" office:value="70348" table:style-name="ce18">
            <text:p>70,348</text:p>
          </table:table-cell>
          <table:table-cell office:value-type="float" office:value="11.46" table:style-name="ce19">
            <text:p>11.46</text:p>
          </table:table-cell>
          <table:table-cell office:value-type="float" office:value="90053" table:style-name="ce18">
            <text:p>90,053</text:p>
          </table:table-cell>
          <table:table-cell office:value-type="float" office:value="47470" table:style-name="ce18">
            <text:p>47,470</text:p>
          </table:table-cell>
          <table:table-cell office:value-type="float" office:value="42583" table:style-name="ce18">
            <text:p>42,583</text:p>
          </table:table-cell>
          <table:table-cell office:value-type="float" office:value="7" table:style-name="ce19">
            <text:p>7.00</text:p>
          </table:table-cell>
          <table:table-cell office:value-type="float" office:value="1028166" table:style-name="ce18">
            <text:p>1,028,166</text:p>
          </table:table-cell>
          <table:table-cell office:value-type="float" office:value="521194" table:style-name="ce18">
            <text:p>521,194</text:p>
          </table:table-cell>
          <table:table-cell office:value-type="float" office:value="506972" table:style-name="ce18">
            <text:p>506,972</text:p>
          </table:table-cell>
          <table:table-cell office:value-type="float" office:value="79.88" table:style-name="ce19">
            <text:p>79.88</text:p>
          </table:table-cell>
          <table:table-cell office:value-type="float" office:value="182132" table:style-name="ce18">
            <text:p>182,132</text:p>
          </table:table-cell>
          <table:table-cell office:value-type="float" office:value="83704" table:style-name="ce18">
            <text:p>83,704</text:p>
          </table:table-cell>
          <table:table-cell office:value-type="float" office:value="98428" table:style-name="ce18">
            <text:p>98,428</text:p>
          </table:table-cell>
          <table:table-cell office:value-type="float" office:value="14.15" table:style-name="ce17">
            <text:p>14.15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南投縣</text:p>
          </table:table-cell>
          <table:table-cell office:value-type="float" office:value="505371" table:style-name="ce18">
            <text:p>505,371</text:p>
          </table:table-cell>
          <table:table-cell office:value-type="float" office:value="259151" table:style-name="ce18">
            <text:p>259,151</text:p>
          </table:table-cell>
          <table:table-cell office:value-type="float" office:value="246220" table:style-name="ce18">
            <text:p>246,220</text:p>
          </table:table-cell>
          <table:table-cell office:value-type="float" office:value="16984" table:style-name="ce18">
            <text:p>16,984</text:p>
          </table:table-cell>
          <table:table-cell office:value-type="float" office:value="8834" table:style-name="ce18">
            <text:p>8,834</text:p>
          </table:table-cell>
          <table:table-cell office:value-type="float" office:value="8150" table:style-name="ce18">
            <text:p>8,150</text:p>
          </table:table-cell>
          <table:table-cell office:value-type="float" office:value="3.36" table:style-name="ce19">
            <text:p>3.36</text:p>
          </table:table-cell>
          <table:table-cell office:value-type="float" office:value="23607" table:style-name="ce18">
            <text:p>23,607</text:p>
          </table:table-cell>
          <table:table-cell office:value-type="float" office:value="12257" table:style-name="ce18">
            <text:p>12,257</text:p>
          </table:table-cell>
          <table:table-cell office:value-type="float" office:value="11350" table:style-name="ce18">
            <text:p>11,350</text:p>
          </table:table-cell>
          <table:table-cell office:value-type="float" office:value="4.67" table:style-name="ce19">
            <text:p>4.67</text:p>
          </table:table-cell>
          <table:table-cell office:value-type="float" office:value="43467" table:style-name="ce18">
            <text:p>43,467</text:p>
          </table:table-cell>
          <table:table-cell office:value-type="float" office:value="22563" table:style-name="ce18">
            <text:p>22,563</text:p>
          </table:table-cell>
          <table:table-cell office:value-type="float" office:value="20904" table:style-name="ce18">
            <text:p>20,904</text:p>
          </table:table-cell>
          <table:table-cell office:value-type="float" office:value="8.6" table:style-name="ce19">
            <text:p>8.60</text:p>
          </table:table-cell>
          <table:table-cell office:value-type="float" office:value="48145" table:style-name="ce18">
            <text:p>48,145</text:p>
          </table:table-cell>
          <table:table-cell office:value-type="float" office:value="24990" table:style-name="ce18">
            <text:p>24,990</text:p>
          </table:table-cell>
          <table:table-cell office:value-type="float" office:value="23155" table:style-name="ce18">
            <text:p>23,155</text:p>
          </table:table-cell>
          <table:table-cell office:value-type="float" office:value="9.5299999999999994" table:style-name="ce19">
            <text:p>9.53</text:p>
          </table:table-cell>
          <table:table-cell office:value-type="float" office:value="33442" table:style-name="ce18">
            <text:p>33,442</text:p>
          </table:table-cell>
          <table:table-cell office:value-type="float" office:value="17448" table:style-name="ce18">
            <text:p>17,448</text:p>
          </table:table-cell>
          <table:table-cell office:value-type="float" office:value="15994" table:style-name="ce18">
            <text:p>15,994</text:p>
          </table:table-cell>
          <table:table-cell office:value-type="float" office:value="6.62" table:style-name="ce19">
            <text:p>6.62</text:p>
          </table:table-cell>
          <table:table-cell office:value-type="float" office:value="415104" table:style-name="ce18">
            <text:p>415,104</text:p>
          </table:table-cell>
          <table:table-cell office:value-type="float" office:value="212228" table:style-name="ce18">
            <text:p>212,228</text:p>
          </table:table-cell>
          <table:table-cell office:value-type="float" office:value="202876" table:style-name="ce18">
            <text:p>202,876</text:p>
          </table:table-cell>
          <table:table-cell office:value-type="float" office:value="82.14" table:style-name="ce19">
            <text:p>82.14</text:p>
          </table:table-cell>
          <table:table-cell office:value-type="float" office:value="79831" table:style-name="ce18">
            <text:p>79,831</text:p>
          </table:table-cell>
          <table:table-cell office:value-type="float" office:value="37298" table:style-name="ce18">
            <text:p>37,298</text:p>
          </table:table-cell>
          <table:table-cell office:value-type="float" office:value="42533" table:style-name="ce18">
            <text:p>42,533</text:p>
          </table:table-cell>
          <table:table-cell office:value-type="float" office:value="15.8" table:style-name="ce17">
            <text:p>15.80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雲林縣</text:p>
          </table:table-cell>
          <table:table-cell office:value-type="float" office:value="695195" table:style-name="ce18">
            <text:p>695,195</text:p>
          </table:table-cell>
          <table:table-cell office:value-type="float" office:value="361178" table:style-name="ce18">
            <text:p>361,178</text:p>
          </table:table-cell>
          <table:table-cell office:value-type="float" office:value="334017" table:style-name="ce18">
            <text:p>334,017</text:p>
          </table:table-cell>
          <table:table-cell office:value-type="float" office:value="24955" table:style-name="ce18">
            <text:p>24,955</text:p>
          </table:table-cell>
          <table:table-cell office:value-type="float" office:value="12894" table:style-name="ce18">
            <text:p>12,894</text:p>
          </table:table-cell>
          <table:table-cell office:value-type="float" office:value="12061" table:style-name="ce18">
            <text:p>12,061</text:p>
          </table:table-cell>
          <table:table-cell office:value-type="float" office:value="3.59" table:style-name="ce19">
            <text:p>3.59</text:p>
          </table:table-cell>
          <table:table-cell office:value-type="float" office:value="34327" table:style-name="ce18">
            <text:p>34,327</text:p>
          </table:table-cell>
          <table:table-cell office:value-type="float" office:value="17791" table:style-name="ce18">
            <text:p>17,791</text:p>
          </table:table-cell>
          <table:table-cell office:value-type="float" office:value="16536" table:style-name="ce18">
            <text:p>16,536</text:p>
          </table:table-cell>
          <table:table-cell office:value-type="float" office:value="4.9400000000000004" table:style-name="ce19">
            <text:p>4.94</text:p>
          </table:table-cell>
          <table:table-cell office:value-type="float" office:value="63264" table:style-name="ce18">
            <text:p>63,264</text:p>
          </table:table-cell>
          <table:table-cell office:value-type="float" office:value="33046" table:style-name="ce18">
            <text:p>33,046</text:p>
          </table:table-cell>
          <table:table-cell office:value-type="float" office:value="30218" table:style-name="ce18">
            <text:p>30,218</text:p>
          </table:table-cell>
          <table:table-cell office:value-type="float" office:value="9.1" table:style-name="ce19">
            <text:p>9.10</text:p>
          </table:table-cell>
          <table:table-cell office:value-type="float" office:value="69980" table:style-name="ce18">
            <text:p>69,980</text:p>
          </table:table-cell>
          <table:table-cell office:value-type="float" office:value="36609" table:style-name="ce18">
            <text:p>36,609</text:p>
          </table:table-cell>
          <table:table-cell office:value-type="float" office:value="33371" table:style-name="ce18">
            <text:p>33,371</text:p>
          </table:table-cell>
          <table:table-cell office:value-type="float" office:value="10.07" table:style-name="ce19">
            <text:p>10.07</text:p>
          </table:table-cell>
          <table:table-cell office:value-type="float" office:value="47331" table:style-name="ce18">
            <text:p>47,331</text:p>
          </table:table-cell>
          <table:table-cell office:value-type="float" office:value="24915" table:style-name="ce18">
            <text:p>24,915</text:p>
          </table:table-cell>
          <table:table-cell office:value-type="float" office:value="22416" table:style-name="ce18">
            <text:p>22,416</text:p>
          </table:table-cell>
          <table:table-cell office:value-type="float" office:value="6.81" table:style-name="ce19">
            <text:p>6.81</text:p>
          </table:table-cell>
          <table:table-cell office:value-type="float" office:value="566544" table:style-name="ce18">
            <text:p>566,544</text:p>
          </table:table-cell>
          <table:table-cell office:value-type="float" office:value="293692" table:style-name="ce18">
            <text:p>293,692</text:p>
          </table:table-cell>
          <table:table-cell office:value-type="float" office:value="272852" table:style-name="ce18">
            <text:p>272,852</text:p>
          </table:table-cell>
          <table:table-cell office:value-type="float" office:value="81.489999999999995" table:style-name="ce19">
            <text:p>81.49</text:p>
          </table:table-cell>
          <table:table-cell office:value-type="float" office:value="118468" table:style-name="ce18">
            <text:p>118,468</text:p>
          </table:table-cell>
          <table:table-cell office:value-type="float" office:value="53898" table:style-name="ce18">
            <text:p>53,898</text:p>
          </table:table-cell>
          <table:table-cell office:value-type="float" office:value="64570" table:style-name="ce18">
            <text:p>64,570</text:p>
          </table:table-cell>
          <table:table-cell office:value-type="float" office:value="17.04" table:style-name="ce17">
            <text:p>17.04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嘉義縣</text:p>
          </table:table-cell>
          <table:table-cell office:value-type="float" office:value="515835" table:style-name="ce18">
            <text:p>515,835</text:p>
          </table:table-cell>
          <table:table-cell office:value-type="float" office:value="268363" table:style-name="ce18">
            <text:p>268,363</text:p>
          </table:table-cell>
          <table:table-cell office:value-type="float" office:value="247472" table:style-name="ce18">
            <text:p>247,472</text:p>
          </table:table-cell>
          <table:table-cell office:value-type="float" office:value="15216" table:style-name="ce18">
            <text:p>15,216</text:p>
          </table:table-cell>
          <table:table-cell office:value-type="float" office:value="7961" table:style-name="ce18">
            <text:p>7,961</text:p>
          </table:table-cell>
          <table:table-cell office:value-type="float" office:value="7255" table:style-name="ce18">
            <text:p>7,255</text:p>
          </table:table-cell>
          <table:table-cell office:value-type="float" office:value="2.95" table:style-name="ce19">
            <text:p>2.95</text:p>
          </table:table-cell>
          <table:table-cell office:value-type="float" office:value="20905" table:style-name="ce18">
            <text:p>20,905</text:p>
          </table:table-cell>
          <table:table-cell office:value-type="float" office:value="10931" table:style-name="ce18">
            <text:p>10,931</text:p>
          </table:table-cell>
          <table:table-cell office:value-type="float" office:value="9974" table:style-name="ce18">
            <text:p>9,974</text:p>
          </table:table-cell>
          <table:table-cell office:value-type="float" office:value="4.05" table:style-name="ce19">
            <text:p>4.05</text:p>
          </table:table-cell>
          <table:table-cell office:value-type="float" office:value="38887" table:style-name="ce18">
            <text:p>38,887</text:p>
          </table:table-cell>
          <table:table-cell office:value-type="float" office:value="20365" table:style-name="ce18">
            <text:p>20,365</text:p>
          </table:table-cell>
          <table:table-cell office:value-type="float" office:value="18522" table:style-name="ce18">
            <text:p>18,522</text:p>
          </table:table-cell>
          <table:table-cell office:value-type="float" office:value="7.54" table:style-name="ce19">
            <text:p>7.54</text:p>
          </table:table-cell>
          <table:table-cell office:value-type="float" office:value="43135" table:style-name="ce18">
            <text:p>43,135</text:p>
          </table:table-cell>
          <table:table-cell office:value-type="float" office:value="22559" table:style-name="ce18">
            <text:p>22,559</text:p>
          </table:table-cell>
          <table:table-cell office:value-type="float" office:value="20576" table:style-name="ce18">
            <text:p>20,576</text:p>
          </table:table-cell>
          <table:table-cell office:value-type="float" office:value="8.36" table:style-name="ce19">
            <text:p>8.36</text:p>
          </table:table-cell>
          <table:table-cell office:value-type="float" office:value="32530" table:style-name="ce18">
            <text:p>32,530</text:p>
          </table:table-cell>
          <table:table-cell office:value-type="float" office:value="17086" table:style-name="ce18">
            <text:p>17,086</text:p>
          </table:table-cell>
          <table:table-cell office:value-type="float" office:value="15444" table:style-name="ce18">
            <text:p>15,444</text:p>
          </table:table-cell>
          <table:table-cell office:value-type="float" office:value="6.31" table:style-name="ce19">
            <text:p>6.31</text:p>
          </table:table-cell>
          <table:table-cell office:value-type="float" office:value="431053" table:style-name="ce18">
            <text:p>431,053</text:p>
          </table:table-cell>
          <table:table-cell office:value-type="float" office:value="223904" table:style-name="ce18">
            <text:p>223,904</text:p>
          </table:table-cell>
          <table:table-cell office:value-type="float" office:value="207149" table:style-name="ce18">
            <text:p>207,149</text:p>
          </table:table-cell>
          <table:table-cell office:value-type="float" office:value="83.56" table:style-name="ce19">
            <text:p>83.56</text:p>
          </table:table-cell>
          <table:table-cell office:value-type="float" office:value="92036" table:style-name="ce18">
            <text:p>92,036</text:p>
          </table:table-cell>
          <table:table-cell office:value-type="float" office:value="41892" table:style-name="ce18">
            <text:p>41,892</text:p>
          </table:table-cell>
          <table:table-cell office:value-type="float" office:value="50144" table:style-name="ce18">
            <text:p>50,144</text:p>
          </table:table-cell>
          <table:table-cell office:value-type="float" office:value="17.84" table:style-name="ce17">
            <text:p>17.84</text:p>
          </table:table-cell>
          <table:table-cell table:number-columns-repeated="16352"/>
        </table:table-row>
        <table:table-row table:style-name="ro9">
          <table:table-cell office:value-type="string" table:style-name="ce20">
            <text:p>屏東縣</text:p>
          </table:table-cell>
          <table:table-cell office:value-type="float" office:value="836243" table:style-name="ce18">
            <text:p>836,243</text:p>
          </table:table-cell>
          <table:table-cell office:value-type="float" office:value="427989" table:style-name="ce18">
            <text:p>427,989</text:p>
          </table:table-cell>
          <table:table-cell office:value-type="float" office:value="408254" table:style-name="ce18">
            <text:p>408,254</text:p>
          </table:table-cell>
          <table:table-cell office:value-type="float" office:value="27582" table:style-name="ce18">
            <text:p>27,582</text:p>
          </table:table-cell>
          <table:table-cell office:value-type="float" office:value="14415" table:style-name="ce18">
            <text:p>14,415</text:p>
          </table:table-cell>
          <table:table-cell office:value-type="float" office:value="13167" table:style-name="ce18">
            <text:p>13,167</text:p>
          </table:table-cell>
          <table:table-cell office:value-type="float" office:value="3.3" table:style-name="ce19">
            <text:p>3.30</text:p>
          </table:table-cell>
          <table:table-cell office:value-type="float" office:value="38000" table:style-name="ce18">
            <text:p>38,000</text:p>
          </table:table-cell>
          <table:table-cell office:value-type="float" office:value="19889" table:style-name="ce18">
            <text:p>19,889</text:p>
          </table:table-cell>
          <table:table-cell office:value-type="float" office:value="18111" table:style-name="ce18">
            <text:p>18,111</text:p>
          </table:table-cell>
          <table:table-cell office:value-type="float" office:value="4.54" table:style-name="ce19">
            <text:p>4.54</text:p>
          </table:table-cell>
          <table:table-cell office:value-type="float" office:value="70104" table:style-name="ce18">
            <text:p>70,104</text:p>
          </table:table-cell>
          <table:table-cell office:value-type="float" office:value="36639" table:style-name="ce18">
            <text:p>36,639</text:p>
          </table:table-cell>
          <table:table-cell office:value-type="float" office:value="33465" table:style-name="ce18">
            <text:p>33,465</text:p>
          </table:table-cell>
          <table:table-cell office:value-type="float" office:value="8.3800000000000008" table:style-name="ce19">
            <text:p>8.38</text:p>
          </table:table-cell>
          <table:table-cell office:value-type="float" office:value="77541" table:style-name="ce18">
            <text:p>77,541</text:p>
          </table:table-cell>
          <table:table-cell office:value-type="float" office:value="40597" table:style-name="ce18">
            <text:p>40,597</text:p>
          </table:table-cell>
          <table:table-cell office:value-type="float" office:value="36944" table:style-name="ce18">
            <text:p>36,944</text:p>
          </table:table-cell>
          <table:table-cell office:value-type="float" office:value="9.27" table:style-name="ce19">
            <text:p>9.27</text:p>
          </table:table-cell>
          <table:table-cell office:value-type="float" office:value="53177" table:style-name="ce18">
            <text:p>53,177</text:p>
          </table:table-cell>
          <table:table-cell office:value-type="float" office:value="27826" table:style-name="ce18">
            <text:p>27,826</text:p>
          </table:table-cell>
          <table:table-cell office:value-type="float" office:value="25351" table:style-name="ce18">
            <text:p>25,351</text:p>
          </table:table-cell>
          <table:table-cell office:value-type="float" office:value="6.36" table:style-name="ce19">
            <text:p>6.36</text:p>
          </table:table-cell>
          <table:table-cell office:value-type="float" office:value="690919" table:style-name="ce18">
            <text:p>690,919</text:p>
          </table:table-cell>
          <table:table-cell office:value-type="float" office:value="352015" table:style-name="ce18">
            <text:p>352,015</text:p>
          </table:table-cell>
          <table:table-cell office:value-type="float" office:value="338904" table:style-name="ce18">
            <text:p>338,904</text:p>
          </table:table-cell>
          <table:table-cell office:value-type="float" office:value="82.62" table:style-name="ce19">
            <text:p>82.62</text:p>
          </table:table-cell>
          <table:table-cell office:value-type="float" office:value="126553" table:style-name="ce18">
            <text:p>126,553</text:p>
          </table:table-cell>
          <table:table-cell office:value-type="float" office:value="59747" table:style-name="ce18">
            <text:p>59,747</text:p>
          </table:table-cell>
          <table:table-cell office:value-type="float" office:value="66806" table:style-name="ce18">
            <text:p>66,806</text:p>
          </table:table-cell>
          <table:table-cell office:value-type="float" office:value="15.13" table:style-name="ce17">
            <text:p>15.13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臺東縣</text:p>
          </table:table-cell>
          <table:table-cell office:value-type="float" office:value="220942" table:style-name="ce18">
            <text:p>220,942</text:p>
          </table:table-cell>
          <table:table-cell office:value-type="float" office:value="114294" table:style-name="ce18">
            <text:p>114,294</text:p>
          </table:table-cell>
          <table:table-cell office:value-type="float" office:value="106648" table:style-name="ce18">
            <text:p>106,648</text:p>
          </table:table-cell>
          <table:table-cell office:value-type="float" office:value="8213" table:style-name="ce18">
            <text:p>8,213</text:p>
          </table:table-cell>
          <table:table-cell office:value-type="float" office:value="4277" table:style-name="ce18">
            <text:p>4,277</text:p>
          </table:table-cell>
          <table:table-cell office:value-type="float" office:value="3936" table:style-name="ce18">
            <text:p>3,936</text:p>
          </table:table-cell>
          <table:table-cell office:value-type="float" office:value="3.72" table:style-name="ce19">
            <text:p>3.72</text:p>
          </table:table-cell>
          <table:table-cell office:value-type="float" office:value="11393" table:style-name="ce18">
            <text:p>11,393</text:p>
          </table:table-cell>
          <table:table-cell office:value-type="float" office:value="5891" table:style-name="ce18">
            <text:p>5,891</text:p>
          </table:table-cell>
          <table:table-cell office:value-type="float" office:value="5502" table:style-name="ce18">
            <text:p>5,502</text:p>
          </table:table-cell>
          <table:table-cell office:value-type="float" office:value="5.16" table:style-name="ce19">
            <text:p>5.16</text:p>
          </table:table-cell>
          <table:table-cell office:value-type="float" office:value="20706" table:style-name="ce18">
            <text:p>20,706</text:p>
          </table:table-cell>
          <table:table-cell office:value-type="float" office:value="10819" table:style-name="ce18">
            <text:p>10,819</text:p>
          </table:table-cell>
          <table:table-cell office:value-type="float" office:value="9887" table:style-name="ce18">
            <text:p>9,887</text:p>
          </table:table-cell>
          <table:table-cell office:value-type="float" office:value="9.3699999999999992" table:style-name="ce19">
            <text:p>9.37</text:p>
          </table:table-cell>
          <table:table-cell office:value-type="float" office:value="22769" table:style-name="ce18">
            <text:p>22,769</text:p>
          </table:table-cell>
          <table:table-cell office:value-type="float" office:value="11913" table:style-name="ce18">
            <text:p>11,913</text:p>
          </table:table-cell>
          <table:table-cell office:value-type="float" office:value="10856" table:style-name="ce18">
            <text:p>10,856</text:p>
          </table:table-cell>
          <table:table-cell office:value-type="float" office:value="10.31" table:style-name="ce19">
            <text:p>10.31</text:p>
          </table:table-cell>
          <table:table-cell office:value-type="float" office:value="14673" table:style-name="ce18">
            <text:p>14,673</text:p>
          </table:table-cell>
          <table:table-cell office:value-type="float" office:value="7675" table:style-name="ce18">
            <text:p>7,675</text:p>
          </table:table-cell>
          <table:table-cell office:value-type="float" office:value="6998" table:style-name="ce18">
            <text:p>6,998</text:p>
          </table:table-cell>
          <table:table-cell office:value-type="float" office:value="6.64" table:style-name="ce19">
            <text:p>6.64</text:p>
          </table:table-cell>
          <table:table-cell office:value-type="float" office:value="179705" table:style-name="ce18">
            <text:p>179,705</text:p>
          </table:table-cell>
          <table:table-cell office:value-type="float" office:value="92794" table:style-name="ce18">
            <text:p>92,794</text:p>
          </table:table-cell>
          <table:table-cell office:value-type="float" office:value="86911" table:style-name="ce18">
            <text:p>86,911</text:p>
          </table:table-cell>
          <table:table-cell office:value-type="float" office:value="81.34" table:style-name="ce19">
            <text:p>81.34</text:p>
          </table:table-cell>
          <table:table-cell office:value-type="float" office:value="33001" table:style-name="ce18">
            <text:p>33,001</text:p>
          </table:table-cell>
          <table:table-cell office:value-type="float" office:value="15197" table:style-name="ce18">
            <text:p>15,197</text:p>
          </table:table-cell>
          <table:table-cell office:value-type="float" office:value="17804" table:style-name="ce18">
            <text:p>17,804</text:p>
          </table:table-cell>
          <table:table-cell office:value-type="float" office:value="14.94" table:style-name="ce17">
            <text:p>14.94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花蓮縣</text:p>
          </table:table-cell>
          <table:table-cell office:value-type="float" office:value="330930" table:style-name="ce18">
            <text:p>330,930</text:p>
          </table:table-cell>
          <table:table-cell office:value-type="float" office:value="168386" table:style-name="ce18">
            <text:p>168,386</text:p>
          </table:table-cell>
          <table:table-cell office:value-type="float" office:value="162544" table:style-name="ce18">
            <text:p>162,544</text:p>
          </table:table-cell>
          <table:table-cell office:value-type="float" office:value="13273" table:style-name="ce18">
            <text:p>13,273</text:p>
          </table:table-cell>
          <table:table-cell office:value-type="float" office:value="6872" table:style-name="ce18">
            <text:p>6,872</text:p>
          </table:table-cell>
          <table:table-cell office:value-type="float" office:value="6401" table:style-name="ce18">
            <text:p>6,401</text:p>
          </table:table-cell>
          <table:table-cell office:value-type="float" office:value="4.01" table:style-name="ce19">
            <text:p>4.01</text:p>
          </table:table-cell>
          <table:table-cell office:value-type="float" office:value="18156" table:style-name="ce18">
            <text:p>18,156</text:p>
          </table:table-cell>
          <table:table-cell office:value-type="float" office:value="9483" table:style-name="ce18">
            <text:p>9,483</text:p>
          </table:table-cell>
          <table:table-cell office:value-type="float" office:value="8673" table:style-name="ce18">
            <text:p>8,673</text:p>
          </table:table-cell>
          <table:table-cell office:value-type="float" office:value="5.49" table:style-name="ce19">
            <text:p>5.49</text:p>
          </table:table-cell>
          <table:table-cell office:value-type="float" office:value="31615" table:style-name="ce18">
            <text:p>31,615</text:p>
          </table:table-cell>
          <table:table-cell office:value-type="float" office:value="16509" table:style-name="ce18">
            <text:p>16,509</text:p>
          </table:table-cell>
          <table:table-cell office:value-type="float" office:value="15106" table:style-name="ce18">
            <text:p>15,106</text:p>
          </table:table-cell>
          <table:table-cell office:value-type="float" office:value="9.5500000000000007" table:style-name="ce19">
            <text:p>9.55</text:p>
          </table:table-cell>
          <table:table-cell office:value-type="float" office:value="34719" table:style-name="ce18">
            <text:p>34,719</text:p>
          </table:table-cell>
          <table:table-cell office:value-type="float" office:value="18122" table:style-name="ce18">
            <text:p>18,122</text:p>
          </table:table-cell>
          <table:table-cell office:value-type="float" office:value="16597" table:style-name="ce18">
            <text:p>16,597</text:p>
          </table:table-cell>
          <table:table-cell office:value-type="float" office:value="10.49" table:style-name="ce19">
            <text:p>10.49</text:p>
          </table:table-cell>
          <table:table-cell office:value-type="float" office:value="21492" table:style-name="ce18">
            <text:p>21,492</text:p>
          </table:table-cell>
          <table:table-cell office:value-type="float" office:value="11254" table:style-name="ce18">
            <text:p>11,254</text:p>
          </table:table-cell>
          <table:table-cell office:value-type="float" office:value="10238" table:style-name="ce18">
            <text:p>10,238</text:p>
          </table:table-cell>
          <table:table-cell office:value-type="float" office:value="6.49" table:style-name="ce19">
            <text:p>6.49</text:p>
          </table:table-cell>
          <table:table-cell office:value-type="float" office:value="269117" table:style-name="ce18">
            <text:p>269,117</text:p>
          </table:table-cell>
          <table:table-cell office:value-type="float" office:value="136067" table:style-name="ce18">
            <text:p>136,067</text:p>
          </table:table-cell>
          <table:table-cell office:value-type="float" office:value="133050" table:style-name="ce18">
            <text:p>133,050</text:p>
          </table:table-cell>
          <table:table-cell office:value-type="float" office:value="81.319999999999993" table:style-name="ce19">
            <text:p>81.32</text:p>
          </table:table-cell>
          <table:table-cell office:value-type="float" office:value="48472" table:style-name="ce18">
            <text:p>48,472</text:p>
          </table:table-cell>
          <table:table-cell office:value-type="float" office:value="22554" table:style-name="ce18">
            <text:p>22,554</text:p>
          </table:table-cell>
          <table:table-cell office:value-type="float" office:value="25918" table:style-name="ce18">
            <text:p>25,918</text:p>
          </table:table-cell>
          <table:table-cell office:value-type="float" office:value="14.65" table:style-name="ce17">
            <text:p>14.65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澎湖縣</text:p>
          </table:table-cell>
          <table:table-cell office:value-type="float" office:value="103104" table:style-name="ce18">
            <text:p>103,104</text:p>
          </table:table-cell>
          <table:table-cell office:value-type="float" office:value="53079" table:style-name="ce18">
            <text:p>53,079</text:p>
          </table:table-cell>
          <table:table-cell office:value-type="float" office:value="50025" table:style-name="ce18">
            <text:p>50,025</text:p>
          </table:table-cell>
          <table:table-cell office:value-type="float" office:value="4329" table:style-name="ce18">
            <text:p>4,329</text:p>
          </table:table-cell>
          <table:table-cell office:value-type="float" office:value="2273" table:style-name="ce18">
            <text:p>2,273</text:p>
          </table:table-cell>
          <table:table-cell office:value-type="float" office:value="2056" table:style-name="ce18">
            <text:p>2,056</text:p>
          </table:table-cell>
          <table:table-cell office:value-type="float" office:value="4.2" table:style-name="ce19">
            <text:p>4.20</text:p>
          </table:table-cell>
          <table:table-cell office:value-type="float" office:value="5512" table:style-name="ce18">
            <text:p>5,512</text:p>
          </table:table-cell>
          <table:table-cell office:value-type="float" office:value="2875" table:style-name="ce18">
            <text:p>2,875</text:p>
          </table:table-cell>
          <table:table-cell office:value-type="float" office:value="2637" table:style-name="ce18">
            <text:p>2,637</text:p>
          </table:table-cell>
          <table:table-cell office:value-type="float" office:value="5.35" table:style-name="ce19">
            <text:p>5.35</text:p>
          </table:table-cell>
          <table:table-cell office:value-type="float" office:value="8913" table:style-name="ce18">
            <text:p>8,913</text:p>
          </table:table-cell>
          <table:table-cell office:value-type="float" office:value="4621" table:style-name="ce18">
            <text:p>4,621</text:p>
          </table:table-cell>
          <table:table-cell office:value-type="float" office:value="4292" table:style-name="ce18">
            <text:p>4,292</text:p>
          </table:table-cell>
          <table:table-cell office:value-type="float" office:value="8.64" table:style-name="ce19">
            <text:p>8.64</text:p>
          </table:table-cell>
          <table:table-cell office:value-type="float" office:value="9683" table:style-name="ce18">
            <text:p>9,683</text:p>
          </table:table-cell>
          <table:table-cell office:value-type="float" office:value="5017" table:style-name="ce18">
            <text:p>5,017</text:p>
          </table:table-cell>
          <table:table-cell office:value-type="float" office:value="4666" table:style-name="ce18">
            <text:p>4,666</text:p>
          </table:table-cell>
          <table:table-cell office:value-type="float" office:value="9.39" table:style-name="ce19">
            <text:p>9.39</text:p>
          </table:table-cell>
          <table:table-cell office:value-type="float" office:value="5777" table:style-name="ce18">
            <text:p>5,777</text:p>
          </table:table-cell>
          <table:table-cell office:value-type="float" office:value="3055" table:style-name="ce18">
            <text:p>3,055</text:p>
          </table:table-cell>
          <table:table-cell office:value-type="float" office:value="2722" table:style-name="ce18">
            <text:p>2,722</text:p>
          </table:table-cell>
          <table:table-cell office:value-type="float" office:value="5.6" table:style-name="ce19">
            <text:p>5.60</text:p>
          </table:table-cell>
          <table:table-cell office:value-type="float" office:value="85203" table:style-name="ce18">
            <text:p>85,203</text:p>
          </table:table-cell>
          <table:table-cell office:value-type="float" office:value="43695" table:style-name="ce18">
            <text:p>43,695</text:p>
          </table:table-cell>
          <table:table-cell office:value-type="float" office:value="41508" table:style-name="ce18">
            <text:p>41,508</text:p>
          </table:table-cell>
          <table:table-cell office:value-type="float" office:value="82.64" table:style-name="ce19">
            <text:p>82.64</text:p>
          </table:table-cell>
          <table:table-cell office:value-type="float" office:value="15503" table:style-name="ce18">
            <text:p>15,503</text:p>
          </table:table-cell>
          <table:table-cell office:value-type="float" office:value="7167" table:style-name="ce18">
            <text:p>7,167</text:p>
          </table:table-cell>
          <table:table-cell office:value-type="float" office:value="8336" table:style-name="ce18">
            <text:p>8,336</text:p>
          </table:table-cell>
          <table:table-cell office:value-type="float" office:value="15.04" table:style-name="ce17">
            <text:p>15.04</text:p>
          </table:table-cell>
          <table:table-cell table:number-columns-repeated="16352"/>
        </table:table-row>
        <table:table-row table:style-name="ro8">
          <table:table-cell office:value-type="string" table:style-name="ce20">
            <text:p>基隆市</text:p>
          </table:table-cell>
          <table:table-cell office:value-type="float" office:value="372062" table:style-name="ce18">
            <text:p>372,062</text:p>
          </table:table-cell>
          <table:table-cell office:value-type="float" office:value="186509" table:style-name="ce18">
            <text:p>186,509</text:p>
          </table:table-cell>
          <table:table-cell office:value-type="float" office:value="185553" table:style-name="ce18">
            <text:p>185,553</text:p>
          </table:table-cell>
          <table:table-cell office:value-type="float" office:value="11741" table:style-name="ce18">
            <text:p>11,741</text:p>
          </table:table-cell>
          <table:table-cell office:value-type="float" office:value="6057" table:style-name="ce18">
            <text:p>6,057</text:p>
          </table:table-cell>
          <table:table-cell office:value-type="float" office:value="5684" table:style-name="ce18">
            <text:p>5,684</text:p>
          </table:table-cell>
          <table:table-cell office:value-type="float" office:value="3.16" table:style-name="ce19">
            <text:p>3.16</text:p>
          </table:table-cell>
          <table:table-cell office:value-type="float" office:value="16305" table:style-name="ce18">
            <text:p>16,305</text:p>
          </table:table-cell>
          <table:table-cell office:value-type="float" office:value="8438" table:style-name="ce18">
            <text:p>8,438</text:p>
          </table:table-cell>
          <table:table-cell office:value-type="float" office:value="7867" table:style-name="ce18">
            <text:p>7,867</text:p>
          </table:table-cell>
          <table:table-cell office:value-type="float" office:value="4.38" table:style-name="ce19">
            <text:p>4.38</text:p>
          </table:table-cell>
          <table:table-cell office:value-type="float" office:value="30452" table:style-name="ce18">
            <text:p>30,452</text:p>
          </table:table-cell>
          <table:table-cell office:value-type="float" office:value="15770" table:style-name="ce18">
            <text:p>15,770</text:p>
          </table:table-cell>
          <table:table-cell office:value-type="float" office:value="14682" table:style-name="ce18">
            <text:p>14,682</text:p>
          </table:table-cell>
          <table:table-cell office:value-type="float" office:value="8.18" table:style-name="ce19">
            <text:p>8.18</text:p>
          </table:table-cell>
          <table:table-cell office:value-type="float" office:value="33616" table:style-name="ce18">
            <text:p>33,616</text:p>
          </table:table-cell>
          <table:table-cell office:value-type="float" office:value="17458" table:style-name="ce18">
            <text:p>17,458</text:p>
          </table:table-cell>
          <table:table-cell office:value-type="float" office:value="16158" table:style-name="ce18">
            <text:p>16,158</text:p>
          </table:table-cell>
          <table:table-cell office:value-type="float" office:value="9.0399999999999991" table:style-name="ce19">
            <text:p>9.04</text:p>
          </table:table-cell>
          <table:table-cell office:value-type="float" office:value="23353" table:style-name="ce18">
            <text:p>23,353</text:p>
          </table:table-cell>
          <table:table-cell office:value-type="float" office:value="12237" table:style-name="ce18">
            <text:p>12,237</text:p>
          </table:table-cell>
          <table:table-cell office:value-type="float" office:value="11116" table:style-name="ce18">
            <text:p>11,116</text:p>
          </table:table-cell>
          <table:table-cell office:value-type="float" office:value="6.28" table:style-name="ce19">
            <text:p>6.28</text:p>
          </table:table-cell>
          <table:table-cell office:value-type="float" office:value="308721" table:style-name="ce18">
            <text:p>308,721</text:p>
          </table:table-cell>
          <table:table-cell office:value-type="float" office:value="153557" table:style-name="ce18">
            <text:p>153,557</text:p>
          </table:table-cell>
          <table:table-cell office:value-type="float" office:value="155164" table:style-name="ce18">
            <text:p>155,164</text:p>
          </table:table-cell>
          <table:table-cell office:value-type="float" office:value="82.98" table:style-name="ce19">
            <text:p>82.98</text:p>
          </table:table-cell>
          <table:table-cell office:value-type="float" office:value="51625" table:style-name="ce18">
            <text:p>51,625</text:p>
          </table:table-cell>
          <table:table-cell office:value-type="float" office:value="23554" table:style-name="ce18">
            <text:p>23,554</text:p>
          </table:table-cell>
          <table:table-cell office:value-type="float" office:value="28071" table:style-name="ce18">
            <text:p>28,071</text:p>
          </table:table-cell>
          <table:table-cell office:value-type="float" office:value="13.88" table:style-name="ce17">
            <text:p>13.88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新竹市</text:p>
          </table:table-cell>
          <table:table-cell office:value-type="float" office:value="436877" table:style-name="ce18">
            <text:p>436,877</text:p>
          </table:table-cell>
          <table:table-cell office:value-type="float" office:value="215998" table:style-name="ce18">
            <text:p>215,998</text:p>
          </table:table-cell>
          <table:table-cell office:value-type="float" office:value="220879" table:style-name="ce18">
            <text:p>220,879</text:p>
          </table:table-cell>
          <table:table-cell office:value-type="float" office:value="25873" table:style-name="ce18">
            <text:p>25,873</text:p>
          </table:table-cell>
          <table:table-cell office:value-type="float" office:value="13341" table:style-name="ce18">
            <text:p>13,341</text:p>
          </table:table-cell>
          <table:table-cell office:value-type="float" office:value="12532" table:style-name="ce18">
            <text:p>12,532</text:p>
          </table:table-cell>
          <table:table-cell office:value-type="float" office:value="5.92" table:style-name="ce19">
            <text:p>5.92</text:p>
          </table:table-cell>
          <table:table-cell office:value-type="float" office:value="35587" table:style-name="ce18">
            <text:p>35,587</text:p>
          </table:table-cell>
          <table:table-cell office:value-type="float" office:value="18445" table:style-name="ce18">
            <text:p>18,445</text:p>
          </table:table-cell>
          <table:table-cell office:value-type="float" office:value="17142" table:style-name="ce18">
            <text:p>17,142</text:p>
          </table:table-cell>
          <table:table-cell office:value-type="float" office:value="8.15" table:style-name="ce19">
            <text:p>8.15</text:p>
          </table:table-cell>
          <table:table-cell office:value-type="float" office:value="60714" table:style-name="ce18">
            <text:p>60,714</text:p>
          </table:table-cell>
          <table:table-cell office:value-type="float" office:value="31604" table:style-name="ce18">
            <text:p>31,604</text:p>
          </table:table-cell>
          <table:table-cell office:value-type="float" office:value="29110" table:style-name="ce18">
            <text:p>29,110</text:p>
          </table:table-cell>
          <table:table-cell office:value-type="float" office:value="13.9" table:style-name="ce19">
            <text:p>13.90</text:p>
          </table:table-cell>
          <table:table-cell office:value-type="float" office:value="65734" table:style-name="ce18">
            <text:p>65,734</text:p>
          </table:table-cell>
          <table:table-cell office:value-type="float" office:value="34231" table:style-name="ce18">
            <text:p>34,231</text:p>
          </table:table-cell>
          <table:table-cell office:value-type="float" office:value="31503" table:style-name="ce18">
            <text:p>31,503</text:p>
          </table:table-cell>
          <table:table-cell office:value-type="float" office:value="15.05" table:style-name="ce19">
            <text:p>15.05</text:p>
          </table:table-cell>
          <table:table-cell office:value-type="float" office:value="32421" table:style-name="ce18">
            <text:p>32,421</text:p>
          </table:table-cell>
          <table:table-cell office:value-type="float" office:value="16925" table:style-name="ce18">
            <text:p>16,925</text:p>
          </table:table-cell>
          <table:table-cell office:value-type="float" office:value="15496" table:style-name="ce18">
            <text:p>15,496</text:p>
          </table:table-cell>
          <table:table-cell office:value-type="float" office:value="7.42" table:style-name="ce19">
            <text:p>7.42</text:p>
          </table:table-cell>
          <table:table-cell office:value-type="float" office:value="332785" table:style-name="ce18">
            <text:p>332,785</text:p>
          </table:table-cell>
          <table:table-cell office:value-type="float" office:value="161758" table:style-name="ce18">
            <text:p>161,758</text:p>
          </table:table-cell>
          <table:table-cell office:value-type="float" office:value="171027" table:style-name="ce18">
            <text:p>171,027</text:p>
          </table:table-cell>
          <table:table-cell office:value-type="float" office:value="76.17" table:style-name="ce19">
            <text:p>76.17</text:p>
          </table:table-cell>
          <table:table-cell office:value-type="float" office:value="47919" table:style-name="ce18">
            <text:p>47,919</text:p>
          </table:table-cell>
          <table:table-cell office:value-type="float" office:value="21499" table:style-name="ce18">
            <text:p>21,499</text:p>
          </table:table-cell>
          <table:table-cell office:value-type="float" office:value="26420" table:style-name="ce18">
            <text:p>26,420</text:p>
          </table:table-cell>
          <table:table-cell office:value-type="float" office:value="10.97" table:style-name="ce17">
            <text:p>10.97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嘉義市</text:p>
          </table:table-cell>
          <table:table-cell office:value-type="float" office:value="269815" table:style-name="ce18">
            <text:p>269,815</text:p>
          </table:table-cell>
          <table:table-cell office:value-type="float" office:value="131412" table:style-name="ce18">
            <text:p>131,412</text:p>
          </table:table-cell>
          <table:table-cell office:value-type="float" office:value="138403" table:style-name="ce18">
            <text:p>138,403</text:p>
          </table:table-cell>
          <table:table-cell office:value-type="float" office:value="11140" table:style-name="ce18">
            <text:p>11,140</text:p>
          </table:table-cell>
          <table:table-cell office:value-type="float" office:value="5765" table:style-name="ce18">
            <text:p>5,765</text:p>
          </table:table-cell>
          <table:table-cell office:value-type="float" office:value="5375" table:style-name="ce18">
            <text:p>5,375</text:p>
          </table:table-cell>
          <table:table-cell office:value-type="float" office:value="4.13" table:style-name="ce19">
            <text:p>4.13</text:p>
          </table:table-cell>
          <table:table-cell office:value-type="float" office:value="15694" table:style-name="ce18">
            <text:p>15,694</text:p>
          </table:table-cell>
          <table:table-cell office:value-type="float" office:value="8150" table:style-name="ce18">
            <text:p>8,150</text:p>
          </table:table-cell>
          <table:table-cell office:value-type="float" office:value="7544" table:style-name="ce18">
            <text:p>7,544</text:p>
          </table:table-cell>
          <table:table-cell office:value-type="float" office:value="5.82" table:style-name="ce19">
            <text:p>5.82</text:p>
          </table:table-cell>
          <table:table-cell office:value-type="float" office:value="29038" table:style-name="ce18">
            <text:p>29,038</text:p>
          </table:table-cell>
          <table:table-cell office:value-type="float" office:value="15135" table:style-name="ce18">
            <text:p>15,135</text:p>
          </table:table-cell>
          <table:table-cell office:value-type="float" office:value="13903" table:style-name="ce18">
            <text:p>13,903</text:p>
          </table:table-cell>
          <table:table-cell office:value-type="float" office:value="10.76" table:style-name="ce19">
            <text:p>10.76</text:p>
          </table:table-cell>
          <table:table-cell office:value-type="float" office:value="32112" table:style-name="ce18">
            <text:p>32,112</text:p>
          </table:table-cell>
          <table:table-cell office:value-type="float" office:value="16791" table:style-name="ce18">
            <text:p>16,791</text:p>
          </table:table-cell>
          <table:table-cell office:value-type="float" office:value="15321" table:style-name="ce18">
            <text:p>15,321</text:p>
          </table:table-cell>
          <table:table-cell office:value-type="float" office:value="11.9" table:style-name="ce19">
            <text:p>11.90</text:p>
          </table:table-cell>
          <table:table-cell office:value-type="float" office:value="21105" table:style-name="ce18">
            <text:p>21,105</text:p>
          </table:table-cell>
          <table:table-cell office:value-type="float" office:value="11090" table:style-name="ce18">
            <text:p>11,090</text:p>
          </table:table-cell>
          <table:table-cell office:value-type="float" office:value="10015" table:style-name="ce18">
            <text:p>10,015</text:p>
          </table:table-cell>
          <table:table-cell office:value-type="float" office:value="7.82" table:style-name="ce19">
            <text:p>7.82</text:p>
          </table:table-cell>
          <table:table-cell office:value-type="float" office:value="212117" table:style-name="ce18">
            <text:p>212,117</text:p>
          </table:table-cell>
          <table:table-cell office:value-type="float" office:value="101293" table:style-name="ce18">
            <text:p>101,293</text:p>
          </table:table-cell>
          <table:table-cell office:value-type="float" office:value="110824" table:style-name="ce18">
            <text:p>110,824</text:p>
          </table:table-cell>
          <table:table-cell office:value-type="float" office:value="78.62" table:style-name="ce19">
            <text:p>78.62</text:p>
          </table:table-cell>
          <table:table-cell office:value-type="float" office:value="36091" table:style-name="ce18">
            <text:p>36,091</text:p>
          </table:table-cell>
          <table:table-cell office:value-type="float" office:value="15976" table:style-name="ce18">
            <text:p>15,976</text:p>
          </table:table-cell>
          <table:table-cell office:value-type="float" office:value="20115" table:style-name="ce18">
            <text:p>20,115</text:p>
          </table:table-cell>
          <table:table-cell office:value-type="float" office:value="13.38" table:style-name="ce17">
            <text:p>13.38</text:p>
          </table:table-cell>
          <table:table-cell table:number-columns-repeated="16352"/>
        </table:table-row>
        <table:table-row table:style-name="ro10">
          <table:table-cell office:value-type="string" table:style-name="ce21">
            <text:p>福建省</text:p>
          </table:table-cell>
          <table:table-cell office:value-type="float" office:value="147466" table:style-name="ce18">
            <text:p>147,466</text:p>
          </table:table-cell>
          <table:table-cell office:value-type="float" office:value="74638" table:style-name="ce18">
            <text:p>74,638</text:p>
          </table:table-cell>
          <table:table-cell office:value-type="float" office:value="72828" table:style-name="ce18">
            <text:p>72,828</text:p>
          </table:table-cell>
          <table:table-cell office:value-type="float" office:value="6723" table:style-name="ce18">
            <text:p>6,723</text:p>
          </table:table-cell>
          <table:table-cell office:value-type="float" office:value="3494" table:style-name="ce18">
            <text:p>3,494</text:p>
          </table:table-cell>
          <table:table-cell office:value-type="float" office:value="3229" table:style-name="ce18">
            <text:p>3,229</text:p>
          </table:table-cell>
          <table:table-cell office:value-type="float" office:value="4.5599999999999996" table:style-name="ce19">
            <text:p>4.56</text:p>
          </table:table-cell>
          <table:table-cell office:value-type="float" office:value="8406" table:style-name="ce18">
            <text:p>8,406</text:p>
          </table:table-cell>
          <table:table-cell office:value-type="float" office:value="4380" table:style-name="ce18">
            <text:p>4,380</text:p>
          </table:table-cell>
          <table:table-cell office:value-type="float" office:value="4026" table:style-name="ce18">
            <text:p>4,026</text:p>
          </table:table-cell>
          <table:table-cell office:value-type="float" office:value="5.7" table:style-name="ce19">
            <text:p>5.70</text:p>
          </table:table-cell>
          <table:table-cell office:value-type="float" office:value="12561" table:style-name="ce18">
            <text:p>12,561</text:p>
          </table:table-cell>
          <table:table-cell office:value-type="float" office:value="6555" table:style-name="ce18">
            <text:p>6,555</text:p>
          </table:table-cell>
          <table:table-cell office:value-type="float" office:value="6006" table:style-name="ce18">
            <text:p>6,006</text:p>
          </table:table-cell>
          <table:table-cell office:value-type="float" office:value="8.52" table:style-name="ce19">
            <text:p>8.52</text:p>
          </table:table-cell>
          <table:table-cell office:value-type="float" office:value="13366" table:style-name="ce18">
            <text:p>13,366</text:p>
          </table:table-cell>
          <table:table-cell office:value-type="float" office:value="6974" table:style-name="ce18">
            <text:p>6,974</text:p>
          </table:table-cell>
          <table:table-cell office:value-type="float" office:value="6392" table:style-name="ce18">
            <text:p>6,392</text:p>
          </table:table-cell>
          <table:table-cell office:value-type="float" office:value="9.06" table:style-name="ce19">
            <text:p>9.06</text:p>
          </table:table-cell>
          <table:table-cell office:value-type="float" office:value="6433" table:style-name="ce18">
            <text:p>6,433</text:p>
          </table:table-cell>
          <table:table-cell office:value-type="float" office:value="3357" table:style-name="ce18">
            <text:p>3,357</text:p>
          </table:table-cell>
          <table:table-cell office:value-type="float" office:value="3076" table:style-name="ce18">
            <text:p>3,076</text:p>
          </table:table-cell>
          <table:table-cell office:value-type="float" office:value="4.3600000000000003" table:style-name="ce19">
            <text:p>4.36</text:p>
          </table:table-cell>
          <table:table-cell office:value-type="float" office:value="124198" table:style-name="ce18">
            <text:p>124,198</text:p>
          </table:table-cell>
          <table:table-cell office:value-type="float" office:value="62595" table:style-name="ce18">
            <text:p>62,595</text:p>
          </table:table-cell>
          <table:table-cell office:value-type="float" office:value="61603" table:style-name="ce18">
            <text:p>61,603</text:p>
          </table:table-cell>
          <table:table-cell office:value-type="float" office:value="84.22" table:style-name="ce19">
            <text:p>84.22</text:p>
          </table:table-cell>
          <table:table-cell office:value-type="float" office:value="16946" table:style-name="ce18">
            <text:p>16,946</text:p>
          </table:table-cell>
          <table:table-cell office:value-type="float" office:value="8178" table:style-name="ce18">
            <text:p>8,178</text:p>
          </table:table-cell>
          <table:table-cell office:value-type="float" office:value="8768" table:style-name="ce18">
            <text:p>8,768</text:p>
          </table:table-cell>
          <table:table-cell office:value-type="float" office:value="11.49" table:style-name="ce17">
            <text:p>11.49</text:p>
          </table:table-cell>
          <table:table-cell table:number-columns-repeated="16352"/>
        </table:table-row>
        <table:table-row table:style-name="ro1">
          <table:table-cell office:value-type="string" table:style-name="ce20">
            <text:p>金門縣</text:p>
          </table:table-cell>
          <table:table-cell office:value-type="float" office:value="134858" table:style-name="ce18">
            <text:p>134,858</text:p>
          </table:table-cell>
          <table:table-cell office:value-type="float" office:value="67454" table:style-name="ce18">
            <text:p>67,454</text:p>
          </table:table-cell>
          <table:table-cell office:value-type="float" office:value="67404" table:style-name="ce18">
            <text:p>67,404</text:p>
          </table:table-cell>
          <table:table-cell office:value-type="float" office:value="6014" table:style-name="ce18">
            <text:p>6,014</text:p>
          </table:table-cell>
          <table:table-cell office:value-type="float" office:value="3137" table:style-name="ce18">
            <text:p>3,137</text:p>
          </table:table-cell>
          <table:table-cell office:value-type="float" office:value="2877" table:style-name="ce18">
            <text:p>2,877</text:p>
          </table:table-cell>
          <table:table-cell office:value-type="float" office:value="4.46" table:style-name="ce19">
            <text:p>4.46</text:p>
          </table:table-cell>
          <table:table-cell office:value-type="float" office:value="7534" table:style-name="ce18">
            <text:p>7,534</text:p>
          </table:table-cell>
          <table:table-cell office:value-type="float" office:value="3941" table:style-name="ce18">
            <text:p>3,941</text:p>
          </table:table-cell>
          <table:table-cell office:value-type="float" office:value="3593" table:style-name="ce18">
            <text:p>3,593</text:p>
          </table:table-cell>
          <table:table-cell office:value-type="float" office:value="5.59" table:style-name="ce19">
            <text:p>5.59</text:p>
          </table:table-cell>
          <table:table-cell office:value-type="float" office:value="11240" table:style-name="ce18">
            <text:p>11,240</text:p>
          </table:table-cell>
          <table:table-cell office:value-type="float" office:value="5865" table:style-name="ce18">
            <text:p>5,865</text:p>
          </table:table-cell>
          <table:table-cell office:value-type="float" office:value="5375" table:style-name="ce18">
            <text:p>5,375</text:p>
          </table:table-cell>
          <table:table-cell office:value-type="float" office:value="8.33" table:style-name="ce19">
            <text:p>8.33</text:p>
          </table:table-cell>
          <table:table-cell office:value-type="float" office:value="11983" table:style-name="ce18">
            <text:p>11,983</text:p>
          </table:table-cell>
          <table:table-cell office:value-type="float" office:value="6246" table:style-name="ce18">
            <text:p>6,246</text:p>
          </table:table-cell>
          <table:table-cell office:value-type="float" office:value="5737" table:style-name="ce18">
            <text:p>5,737</text:p>
          </table:table-cell>
          <table:table-cell office:value-type="float" office:value="8.89" table:style-name="ce19">
            <text:p>8.89</text:p>
          </table:table-cell>
          <table:table-cell office:value-type="float" office:value="5758" table:style-name="ce18">
            <text:p>5,758</text:p>
          </table:table-cell>
          <table:table-cell office:value-type="float" office:value="2974" table:style-name="ce18">
            <text:p>2,974</text:p>
          </table:table-cell>
          <table:table-cell office:value-type="float" office:value="2784" table:style-name="ce18">
            <text:p>2,784</text:p>
          </table:table-cell>
          <table:table-cell office:value-type="float" office:value="4.2699999999999996" table:style-name="ce19">
            <text:p>4.27</text:p>
          </table:table-cell>
          <table:table-cell office:value-type="float" office:value="113889" table:style-name="ce18">
            <text:p>113,889</text:p>
          </table:table-cell>
          <table:table-cell office:value-type="float" office:value="56648" table:style-name="ce18">
            <text:p>56,648</text:p>
          </table:table-cell>
          <table:table-cell office:value-type="float" office:value="57241" table:style-name="ce18">
            <text:p>57,241</text:p>
          </table:table-cell>
          <table:table-cell office:value-type="float" office:value="84.45" table:style-name="ce19">
            <text:p>84.45</text:p>
          </table:table-cell>
          <table:table-cell office:value-type="float" office:value="15669" table:style-name="ce18">
            <text:p>15,669</text:p>
          </table:table-cell>
          <table:table-cell office:value-type="float" office:value="7503" table:style-name="ce18">
            <text:p>7,503</text:p>
          </table:table-cell>
          <table:table-cell office:value-type="float" office:value="8166" table:style-name="ce18">
            <text:p>8,166</text:p>
          </table:table-cell>
          <table:table-cell office:value-type="float" office:value="11.62" table:style-name="ce17">
            <text:p>11.62</text:p>
          </table:table-cell>
          <table:table-cell table:number-columns-repeated="16352"/>
        </table:table-row>
        <table:table-row table:style-name="ro8">
          <table:table-cell office:value-type="string" table:style-name="ce16">
            <text:p>連江縣</text:p>
          </table:table-cell>
          <table:table-cell office:value-type="float" office:value="12608" table:style-name="ce14">
            <text:p>12,608</text:p>
          </table:table-cell>
          <table:table-cell office:value-type="float" office:value="7184" table:style-name="ce14">
            <text:p>7,184</text:p>
          </table:table-cell>
          <table:table-cell office:value-type="float" office:value="5424" table:style-name="ce14">
            <text:p>5,424</text:p>
          </table:table-cell>
          <table:table-cell office:value-type="float" office:value="709" table:style-name="ce14">
            <text:p>709</text:p>
          </table:table-cell>
          <table:table-cell office:value-type="float" office:value="357" table:style-name="ce14">
            <text:p>357</text:p>
          </table:table-cell>
          <table:table-cell office:value-type="float" office:value="352" table:style-name="ce14">
            <text:p>352</text:p>
          </table:table-cell>
          <table:table-cell office:value-type="float" office:value="5.62" table:style-name="ce15">
            <text:p>5.62</text:p>
          </table:table-cell>
          <table:table-cell office:value-type="float" office:value="872" table:style-name="ce14">
            <text:p>872</text:p>
          </table:table-cell>
          <table:table-cell office:value-type="float" office:value="439" table:style-name="ce14">
            <text:p>439</text:p>
          </table:table-cell>
          <table:table-cell office:value-type="float" office:value="433" table:style-name="ce14">
            <text:p>433</text:p>
          </table:table-cell>
          <table:table-cell office:value-type="float" office:value="6.92" table:style-name="ce15">
            <text:p>6.92</text:p>
          </table:table-cell>
          <table:table-cell office:value-type="float" office:value="1321" table:style-name="ce14">
            <text:p>1,321</text:p>
          </table:table-cell>
          <table:table-cell office:value-type="float" office:value="690" table:style-name="ce14">
            <text:p>690</text:p>
          </table:table-cell>
          <table:table-cell office:value-type="float" office:value="631" table:style-name="ce14">
            <text:p>631</text:p>
          </table:table-cell>
          <table:table-cell office:value-type="float" office:value="10.48" table:style-name="ce15">
            <text:p>10.48</text:p>
          </table:table-cell>
          <table:table-cell office:value-type="float" office:value="1383" table:style-name="ce14">
            <text:p>1,383</text:p>
          </table:table-cell>
          <table:table-cell office:value-type="float" office:value="728" table:style-name="ce14">
            <text:p>728</text:p>
          </table:table-cell>
          <table:table-cell office:value-type="float" office:value="655" table:style-name="ce14">
            <text:p>655</text:p>
          </table:table-cell>
          <table:table-cell office:value-type="float" office:value="10.97" table:style-name="ce15">
            <text:p>10.97</text:p>
          </table:table-cell>
          <table:table-cell office:value-type="float" office:value="675" table:style-name="ce14">
            <text:p>675</text:p>
          </table:table-cell>
          <table:table-cell office:value-type="float" office:value="383" table:style-name="ce14">
            <text:p>383</text:p>
          </table:table-cell>
          <table:table-cell office:value-type="float" office:value="292" table:style-name="ce14">
            <text:p>292</text:p>
          </table:table-cell>
          <table:table-cell office:value-type="float" office:value="5.35" table:style-name="ce15">
            <text:p>5.35</text:p>
          </table:table-cell>
          <table:table-cell office:value-type="float" office:value="10309" table:style-name="ce14">
            <text:p>10,309</text:p>
          </table:table-cell>
          <table:table-cell office:value-type="float" office:value="5947" table:style-name="ce14">
            <text:p>5,947</text:p>
          </table:table-cell>
          <table:table-cell office:value-type="float" office:value="4362" table:style-name="ce14">
            <text:p>4,362</text:p>
          </table:table-cell>
          <table:table-cell office:value-type="float" office:value="81.77" table:style-name="ce15">
            <text:p>81.77</text:p>
          </table:table-cell>
          <table:table-cell office:value-type="float" office:value="1277" table:style-name="ce14">
            <text:p>1,277</text:p>
          </table:table-cell>
          <table:table-cell office:value-type="float" office:value="675" table:style-name="ce14">
            <text:p>675</text:p>
          </table:table-cell>
          <table:table-cell office:value-type="float" office:value="602" table:style-name="ce14">
            <text:p>602</text:p>
          </table:table-cell>
          <table:table-cell office:value-type="float" office:value="10.130000000000001" table:style-name="ce13">
            <text:p>10.13</text:p>
          </table:table-cell>
          <table:table-cell table:number-columns-repeated="16352" table:style-name="ce12"/>
        </table:table-row>
        <table:table-row table:style-name="ro11">
          <table:table-cell table:style-name="ce11"/>
          <table:table-cell table:number-columns-repeated="3" table:style-name="ce10"/>
          <table:table-cell table:number-columns-repeated="3" table:style-name="ce9"/>
          <table:table-cell table:style-name="ce8"/>
          <table:table-cell table:number-columns-repeated="16" table:style-name="ce7"/>
          <table:table-cell table:number-columns-repeated="3" table:style-name="ce6"/>
          <table:table-cell table:number-columns-repeated="4" table:style-name="ce5"/>
          <table:table-cell office:value-type="string" table:style-name="ce4">
            <text:p>內政部戶政司 民國105年12月5日編製</text:p>
          </table:table-cell>
          <table:table-cell table:number-columns-repeated="16352"/>
        </table:table-row>
        <table:table-row table:style-name="ro12">
          <table:table-cell table:style-name="ce2"/>
          <table:table-cell table:number-columns-repeated="3" table:style-name="ce1"/>
          <table:table-cell table:number-columns-repeated="4" table:style-name="ce3"/>
          <table:table-cell table:number-columns-repeated="23" table:style-name="ce1"/>
          <table:table-cell table:style-name="ce2"/>
          <table:table-cell table:number-columns-repeated="16352"/>
        </table:table-row>
        <table:table-row table:number-rows-repeated="1048545" table:style-name="ro12">
          <table:table-cell table:number-columns-repeated="16384"/>
        </table:table-row>
      </table:table>
      <table:table table:name="'file:///D:/Documents%20and%20Settings/Administrator/桌面/苗栗.xls'#母體清冊" table:style-name="ta2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2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#REF" table:style-name="ta2">
        <table:table-source xlink:href="file:///D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2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1/新表號04,05,速報3階段年齡-連結(公式)檔105.11.xls'#速報-年齡結構-新(列印版)" table:style-name="ta2">
        <table:table-source xlink:href="file:///D:/0662/A.上網月報(含1科)/105年/10511/新表號04,05,速報3階段年齡-連結(公式)檔105.11.xls" table:table-name="速報-年齡結構-新(列印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1/新表號04,05,速報3階段年齡-連結(公式)檔105.11.xls'#速報-年齡結構-新(貼值-上網版)" table:style-name="ta2">
        <table:table-source xlink:href="file:///D:/0662/A.上網月報(含1科)/105年/10511/新表號04,05,速報3階段年齡-連結(公式)檔105.11.xls" table:table-name="速報-年齡結構-新(貼值-上網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1/新表號04,05,速報3階段年齡-連結(公式)檔105.11.xls'#04年齡結構-列印版" table:style-name="ta2">
        <table:table-source xlink:href="file:///D:/0662/A.上網月報(含1科)/105年/10511/新表號04,05,速報3階段年齡-連結(公式)檔105.11.xls" table:table-name="04年齡結構-列印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1/新表號04,05,速報3階段年齡-連結(公式)檔105.11.xls'#上月速報年齡結構" table:style-name="ta2">
        <table:table-source xlink:href="file:///D:/0662/A.上網月報(含1科)/105年/10511/新表號04,05,速報3階段年齡-連結(公式)檔105.11.xls" table:table-name="上月速報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1/新表號04,05,速報3階段年齡-連結(公式)檔105.11.xls'#本月-上月速報年齡結構(增減)" table:style-name="ta2">
        <table:table-source xlink:href="file:///D:/0662/A.上網月報(含1科)/105年/10511/新表號04,05,速報3階段年齡-連結(公式)檔105.11.xls" table:table-name="本月-上月速報年齡結構(增減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1/新表號04,05,速報3階段年齡-連結(公式)檔105.11.xls'#人口指標0-2,6" table:style-name="ta2">
        <table:table-source xlink:href="file:///D:/0662/A.上網月報(含1科)/105年/10511/新表號04,05,速報3階段年齡-連結(公式)檔105.11.xls" table:table-name="人口指標0-2,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1/新表號04,05,速報3階段年齡-連結(公式)檔105.11.xls'#年齡結構-另給司長-不用" table:style-name="ta2">
        <table:table-source xlink:href="file:///D:/0662/A.上網月報(含1科)/105年/10511/新表號04,05,速報3階段年齡-連結(公式)檔105.11.xls" table:table-name="年齡結構-另給司長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1/新表號04,05,速報3階段年齡-連結(公式)檔105.11.xls'#速報-3階段年齡結構-不用" table:style-name="ta2">
        <table:table-source xlink:href="file:///D:/0662/A.上網月報(含1科)/105年/10511/新表號04,05,速報3階段年齡-連結(公式)檔105.11.xls" table:table-name="速報-3階段年齡結構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年月別" table:style-name="ta2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2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2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齡結構.$A$1"/>
        <table:named-expression table:name="\b" table:expression="of:=[.#REF!]" table:base-cell-address="年齡結構.$A$1"/>
        <table:named-expression table:name="NAME" table:expression="of:=[.#REF!]" table:base-cell-address="年齡結構.$A$1"/>
        <table:named-expression table:name="P_1" table:expression="of:=[.#REF!]" table:base-cell-address="年齡結構.$A$1"/>
        <table:named-expression table:name="P_11" table:expression="of:=[.#REF!]" table:base-cell-address="年齡結構.$A$1"/>
        <table:named-expression table:name="P_2" table:expression="of:=[.#REF!]" table:base-cell-address="年齡結構.$A$1"/>
        <table:named-expression table:name="Print_Area" table:expression="of:=[.#REF!]" table:base-cell-address="年齡結構.$A$1"/>
        <table:named-expression table:name="PRINT_AREA_MI" table:expression="of:=[.#REF!]" table:base-cell-address="年齡結構.$A$1"/>
        <table:named-expression table:name="rd_rf_f_97y_9802_data" table:expression="of:=[.#REF!]" table:base-cell-address="年齡結構.$A$1"/>
        <table:named-expression table:name="rd_rg_f_84y_97y_data" table:expression="of:=[.#REF!]" table:base-cell-address="年齡結構.$A$1"/>
        <table:named-expression table:name="rd_rg_f_9805_data" table:expression="of:=[.#REF!]" table:base-cell-address="年齡結構.$A$1"/>
        <table:named-expression table:name="rd_rg_f_9806_data" table:expression="of:=[.#REF!]" table:base-cell-address="年齡結構.$A$1"/>
        <table:named-expression table:name="rd_rg_f_9807_data" table:expression="of:=[.#REF!]" table:base-cell-address="年齡結構.$A$1"/>
        <table:named-expression table:name="rd_rg_f_9808_data" table:expression="of:=[.#REF!]" table:base-cell-address="年齡結構.$A$1"/>
        <table:named-expression table:name="rd_rg_f_98y_9803_data" table:expression="of:=[.#REF!]" table:base-cell-address="年齡結構.$A$1"/>
        <table:named-expression table:name="rd_rg_f_98y_9804_data" table:expression="of:=[.#REF!]" table:base-cell-address="年齡結構.$A$1"/>
        <table:named-expression table:name="rd_rg_q_84y_97y_data" table:expression="of:=[.#REF!]" table:base-cell-address="年齡結構.$A$1"/>
        <table:named-expression table:name="rd_rg_q_97y_9802_data" table:expression="of:=[.#REF!]" table:base-cell-address="年齡結構.$A$1"/>
        <table:named-expression table:name="rd_rg_q_9805_data" table:expression="of:=[.#REF!]" table:base-cell-address="年齡結構.$A$1"/>
        <table:named-expression table:name="rd_rg_q_9806_data" table:expression="of:=[.#REF!]" table:base-cell-address="年齡結構.$A$1"/>
        <table:named-expression table:name="rd_rg_q_9807_data" table:expression="of:=[.#REF!]" table:base-cell-address="年齡結構.$A$1"/>
        <table:named-expression table:name="rd_rg_q_9808_data" table:expression="of:=[.#REF!]" table:base-cell-address="年齡結構.$A$1"/>
        <table:named-expression table:name="rd_rg_q_98y_9803_data" table:expression="of:=[.#REF!]" table:base-cell-address="年齡結構.$A$1"/>
        <table:named-expression table:name="rd_rg_q_98y_9804_data" table:expression="of:=[.#REF!]" table:base-cell-address="年齡結構.$A$1"/>
        <table:named-expression table:name="rd_rg_q9607" table:expression="of:=[.#REF!]" table:base-cell-address="年齡結構.$A$1"/>
        <table:named-expression table:name="rd_t_84y_97y_data" table:expression="of:=[.#REF!]" table:base-cell-address="年齡結構.$A$1"/>
        <table:named-expression table:name="rd_t_97y_9802_data" table:expression="of:=[.#REF!]" table:base-cell-address="年齡結構.$A$1"/>
        <table:named-expression table:name="rd_t_9805_data" table:expression="of:=[.#REF!]" table:base-cell-address="年齡結構.$A$1"/>
        <table:named-expression table:name="rd_t_9806_data" table:expression="of:=[.#REF!]" table:base-cell-address="年齡結構.$A$1"/>
        <table:named-expression table:name="rd_t_9807_data" table:expression="of:=[.#REF!]" table:base-cell-address="年齡結構.$A$1"/>
        <table:named-expression table:name="rd_t_9808_data" table:expression="of:=[.#REF!]" table:base-cell-address="年齡結構.$A$1"/>
        <table:named-expression table:name="rd_t_98y_9803_data" table:expression="of:=[.#REF!]" table:base-cell-address="年齡結構.$A$1"/>
        <table:named-expression table:name="rd_t_98y_9804_data" table:expression="of:=[.#REF!]" table:base-cell-address="年齡結構.$A$1"/>
        <table:named-expression table:name="rd_t9607" table:expression="of:=[.#REF!]" table:base-cell-address="年齡結構.$A$1"/>
        <table:named-expression table:name="月底人口數" table:expression="of:=[.#REF!]" table:base-cell-address="年齡結構.$A$1"/>
        <table:named-expression table:name="出生" table:expression="of:=[.#REF!]" table:base-cell-address="年齡結構.$A$1"/>
        <table:named-expression table:name="死亡" table:expression="of:=[.#REF!]" table:base-cell-address="年齡結構.$A$1"/>
        <table:named-expression table:name="結婚" table:expression="of:=[.#REF!]" table:base-cell-address="年齡結構.$A$1"/>
        <table:named-expression table:name="鄰數戶數" table:expression="of:=[.#REF!]" table:base-cell-address="年齡結構.$A$1"/>
        <table:named-expression table:name="離婚" table:expression="of:=[.#REF!]" table:base-cell-address="年齡結構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" svg:font-family="&quot;Times New Roman&quot;"/>
    <style:font-face style:name="細明體" svg:font-family="細明體"/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48P0">
      <number:number number:decimal-places="2" number:min-integer-digits="1" number:grouping="true"/>
    </number:number-style>
    <number:number-style style:name="N48P1">
      <number:text>–</number:text>
      <number:number number:decimal-places="2" number:min-integer-digits="1" number:grouping="true"/>
    </number:number-style>
    <number:text-style style:name="N48">
      <number:text>—</number:text>
      <style:map style:condition="value()&gt;0" style:apply-style-name="N48P0"/>
      <style:map style:condition="value()&lt;0" style:apply-style-name="N48P1"/>
    </number:text-style>
    <number:number-style style:name="N49P0">
      <number:number number:decimal-places="0" number:min-integer-digits="1" number:grouping="true"/>
    </number:number-style>
    <number:number-style style:name="N49P1">
      <number:text>-</number:text>
      <number:number number:decimal-places="0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/>
    </style:style>
    <style:style style:name="_19968__33324__Book3" style:display-name="一般_Book3" style:family="table-cell" style:data-style-name="N0">
      <style:table-cell-properties style:vertical-align="automatic" fo:background-color="transparent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</style:style>
    <style:style style:name="_21315__20998__20301__91_0_93_" style:display-name="千分位[0]" style:family="table-cell" style:data-style-name="N50"/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50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.19685039370078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6-12-05T07:33:43Z</meta:creation-date>
    <dc:date>2016-12-05T08:15:40Z</dc:date>
  </office:meta>
</office:document-meta>
</file>